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Heading_20_1">
      <style:text-properties style:font-name="Georgia"/>
    </style:style>
    <style:style style:name="P4" style:family="paragraph" style:parent-style-name="Heading_20_2">
      <style:text-properties style:font-name="Georgia"/>
    </style:style>
    <style:style style:name="P5" style:family="paragraph" style:parent-style-name="Text_20_body">
      <style:paragraph-properties fo:text-align="center" style:justify-single-word="false"/>
      <style:text-properties style:font-name="Georgia" officeooo:rsid="000d7868" officeooo:paragraph-rsid="000d7868"/>
    </style:style>
    <style:style style:name="P6" style:family="paragraph" style:parent-style-name="Text_20_body">
      <style:paragraph-properties fo:text-align="start" style:justify-single-word="false"/>
      <style:text-properties style:font-name="Georgia" officeooo:rsid="000ed097" officeooo:paragraph-rsid="000ed097"/>
    </style:style>
    <style:style style:name="P7" style:family="paragraph" style:parent-style-name="Text_20_body">
      <style:paragraph-properties fo:text-align="start" style:justify-single-word="false"/>
      <style:text-properties style:font-name="Georgia" officeooo:rsid="00119b83" officeooo:paragraph-rsid="00119b83"/>
    </style:style>
    <style:style style:name="P8" style:family="paragraph" style:parent-style-name="Heading_20_1">
      <style:paragraph-properties fo:break-before="page"/>
      <style:text-properties style:font-name="Georgia" officeooo:rsid="001d6d94" officeooo:paragraph-rsid="001d6d94"/>
    </style:style>
    <style:style style:name="P9" style:family="paragraph" style:parent-style-name="Text_20_body">
      <style:text-properties style:font-name="Georgia" officeooo:rsid="001d6d94" officeooo:paragraph-rsid="001d6d94"/>
    </style:style>
    <style:style style:name="P10" style:family="paragraph" style:parent-style-name="Text_20_body">
      <style:paragraph-properties fo:text-align="end" style:justify-single-word="false"/>
      <style:text-properties style:font-name="Georgia" officeooo:rsid="0020c7bf" officeooo:paragraph-rsid="0020c7bf"/>
    </style:style>
    <style:style style:name="P11" style:family="paragraph" style:parent-style-name="Text_20_body">
      <style:paragraph-properties fo:text-align="start" style:justify-single-word="false"/>
      <style:text-properties style:font-name="Georgia" officeooo:rsid="002164ca" officeooo:paragraph-rsid="002164ca"/>
    </style:style>
    <style:style style:name="P12" style:family="paragraph" style:parent-style-name="Text_20_body">
      <style:paragraph-properties fo:text-align="start" style:justify-single-word="false"/>
      <style:text-properties style:font-name="Georgia" officeooo:rsid="0036dafb" officeooo:paragraph-rsid="0036dafb"/>
    </style:style>
    <style:style style:name="P13" style:family="paragraph" style:parent-style-name="Text_20_body">
      <style:paragraph-properties fo:margin-left="0in" fo:text-align="start" style:justify-single-word="false" fo:text-indent="0in" style:auto-text-indent="false"/>
      <style:text-properties style:font-name="Georgia" fo:font-style="italic" officeooo:rsid="0036dafb" officeooo:paragraph-rsid="0036dafb" style:font-style-asian="italic" style:font-style-complex="italic"/>
    </style:style>
    <style:style style:name="P14" style:family="paragraph" style:parent-style-name="Text_20_body">
      <style:paragraph-properties fo:margin-left="0in" fo:text-align="start" style:justify-single-word="false" fo:text-indent="0in" style:auto-text-indent="false"/>
      <style:text-properties style:font-name="Georgia" fo:font-style="italic" officeooo:rsid="0057fdde" officeooo:paragraph-rsid="0057fdde" style:font-style-asian="italic" style:font-style-complex="italic"/>
    </style:style>
    <style:style style:name="P15" style:family="paragraph" style:parent-style-name="Text_20_body">
      <style:paragraph-properties fo:margin-left="0in" fo:text-align="start" style:justify-single-word="false" fo:text-indent="0in" style:auto-text-indent="false"/>
      <style:text-properties style:font-name="Georgia" fo:font-style="italic" officeooo:rsid="00693854" officeooo:paragraph-rsid="00693854" style:font-style-asian="italic" style:font-style-complex="italic"/>
    </style:style>
    <style:style style:name="P16" style:family="paragraph" style:parent-style-name="Text_20_body">
      <style:paragraph-properties fo:margin-left="0in" fo:text-align="start" style:justify-single-word="false" fo:text-indent="0in" style:auto-text-indent="false"/>
      <style:text-properties style:font-name="Georgia" fo:font-style="italic" officeooo:rsid="00785dda" officeooo:paragraph-rsid="00785dda" style:font-style-asian="italic" style:font-style-complex="italic"/>
    </style:style>
    <style:style style:name="P17" style:family="paragraph" style:parent-style-name="Quotations">
      <style:text-properties style:font-name="Georgia" fo:font-style="italic" fo:font-weight="bold" style:font-style-asian="italic" style:font-weight-asian="bold" style:font-style-complex="italic" style:font-weight-complex="bold"/>
    </style:style>
    <style:style style:name="P18" style:family="paragraph" style:parent-style-name="Text_20_body">
      <style:text-properties style:font-name="Georgia" fo:font-style="normal" officeooo:rsid="0020c7bf" officeooo:paragraph-rsid="001d6d94" style:font-style-asian="normal" style:font-style-complex="normal"/>
    </style:style>
    <style:style style:name="P19" style:family="paragraph" style:parent-style-name="Text_20_body">
      <style:paragraph-properties fo:margin-left="0in" fo:text-align="start" style:justify-single-word="false" fo:text-indent="0in" style:auto-text-indent="false"/>
      <style:text-properties style:font-name="Georgia" fo:font-style="normal" officeooo:rsid="007e3a92" officeooo:paragraph-rsid="00785dda" style:font-style-asian="normal" style:font-style-complex="normal"/>
    </style:style>
    <style:style style:name="P20" style:family="paragraph" style:parent-style-name="Text_20_body">
      <style:text-properties style:font-name="Georgia" fo:font-style="normal" officeooo:rsid="00b45f62" officeooo:paragraph-rsid="00b45f62" style:font-style-asian="normal" style:font-style-complex="normal"/>
    </style:style>
    <style:style style:name="P21" style:family="paragraph" style:parent-style-name="Text_20_body">
      <style:text-properties style:font-name="Georgia"/>
    </style:style>
    <style:style style:name="P22" style:family="paragraph" style:parent-style-name="Text_20_body">
      <style:text-properties style:font-name="Georgia" officeooo:rsid="0096d79b" officeooo:paragraph-rsid="0096d79b"/>
    </style:style>
    <style:style style:name="P23" style:family="paragraph" style:parent-style-name="Text_20_body">
      <style:text-properties style:font-name="Georgia" officeooo:rsid="009b3741" officeooo:paragraph-rsid="009b3741"/>
    </style:style>
    <style:style style:name="P24" style:family="paragraph" style:parent-style-name="Text_20_body">
      <style:text-properties style:font-name="Georgia" officeooo:rsid="009f6b57" officeooo:paragraph-rsid="009f6b57"/>
    </style:style>
    <style:style style:name="P25" style:family="paragraph" style:parent-style-name="Text_20_body">
      <style:text-properties style:font-name="Georgia" officeooo:rsid="00b45f62" officeooo:paragraph-rsid="00b45f62"/>
    </style:style>
    <style:style style:name="P26" style:family="paragraph" style:parent-style-name="Text_20_body">
      <style:text-properties style:font-name="Georgia" officeooo:rsid="00ba22f0" officeooo:paragraph-rsid="00ba22f0"/>
    </style:style>
    <style:style style:name="P27" style:family="paragraph" style:parent-style-name="Text_20_body">
      <style:text-properties style:font-name="Georgia" officeooo:rsid="00c70cb4" officeooo:paragraph-rsid="00c70cb4"/>
    </style:style>
    <style:style style:name="P28" style:family="paragraph" style:parent-style-name="Text_20_body">
      <style:text-properties style:font-name="Georgia" officeooo:rsid="00d0bb18" officeooo:paragraph-rsid="00d0bb18"/>
    </style:style>
    <style:style style:name="P29" style:family="paragraph" style:parent-style-name="Text_20_body">
      <style:text-properties style:font-name="Georgia" officeooo:rsid="00d7cd21" officeooo:paragraph-rsid="00d7cd21"/>
    </style:style>
    <style:style style:name="P30" style:family="paragraph" style:parent-style-name="Text_20_body">
      <style:text-properties style:font-name="Georgia" officeooo:rsid="00e06f85" officeooo:paragraph-rsid="00e06f85"/>
    </style:style>
    <style:style style:name="P31" style:family="paragraph" style:parent-style-name="Text_20_body">
      <style:text-properties style:font-name="Georgia" officeooo:rsid="00eb715a" officeooo:paragraph-rsid="00eb715a"/>
    </style:style>
    <style:style style:name="P32" style:family="paragraph" style:parent-style-name="Text_20_body">
      <style:text-properties style:font-name="Georgia" officeooo:rsid="00f529df" officeooo:paragraph-rsid="00f529df"/>
    </style:style>
    <style:style style:name="P33" style:family="paragraph" style:parent-style-name="Text_20_body">
      <style:text-properties style:font-name="Georgia" officeooo:rsid="010a793f" officeooo:paragraph-rsid="010a793f"/>
    </style:style>
    <style:style style:name="P34" style:family="paragraph" style:parent-style-name="Text_20_body">
      <style:text-properties style:font-name="Georgia" officeooo:rsid="0111b609" officeooo:paragraph-rsid="0111b609"/>
    </style:style>
    <style:style style:name="P35" style:family="paragraph" style:parent-style-name="Text_20_body">
      <style:text-properties style:font-name="Georgia" officeooo:rsid="011c44ae" officeooo:paragraph-rsid="011c44ae"/>
    </style:style>
    <style:style style:name="P36" style:family="paragraph" style:parent-style-name="Text_20_body">
      <style:text-properties style:font-name="Georgia" officeooo:rsid="0127592e" officeooo:paragraph-rsid="0127592e"/>
    </style:style>
    <style:style style:name="P37" style:family="paragraph" style:parent-style-name="Text_20_body">
      <style:text-properties style:font-name="Georgia" officeooo:rsid="01394a40" officeooo:paragraph-rsid="01394a40"/>
    </style:style>
    <style:style style:name="P38" style:family="paragraph" style:parent-style-name="Text_20_body">
      <style:text-properties style:font-name="Georgia" officeooo:rsid="015718e9" officeooo:paragraph-rsid="015718e9"/>
    </style:style>
    <style:style style:name="P39" style:family="paragraph" style:parent-style-name="Footnote">
      <style:text-properties officeooo:rsid="00197894" officeooo:paragraph-rsid="00197894"/>
    </style:style>
    <style:style style:name="P40" style:family="paragraph" style:parent-style-name="Endnote">
      <style:text-properties style:font-name="Liberation Serif" officeooo:rsid="0033a335" officeooo:paragraph-rsid="00347aa5"/>
    </style:style>
    <style:style style:name="P41" style:family="paragraph" style:parent-style-name="Footnote">
      <style:text-properties officeooo:rsid="003a96dc" officeooo:paragraph-rsid="003a96dc"/>
    </style:style>
    <style:style style:name="P42" style:family="paragraph" style:parent-style-name="Footnote">
      <style:text-properties officeooo:rsid="0043aaf9" officeooo:paragraph-rsid="0043aaf9"/>
    </style:style>
    <style:style style:name="P43" style:family="paragraph" style:parent-style-name="Footnote">
      <style:text-properties officeooo:rsid="00663442" officeooo:paragraph-rsid="00663442"/>
    </style:style>
    <style:style style:name="P44" style:family="paragraph" style:parent-style-name="Footnote">
      <style:text-properties officeooo:rsid="006f371a" officeooo:paragraph-rsid="006f371a"/>
    </style:style>
    <style:style style:name="P45" style:family="paragraph" style:parent-style-name="Quotations">
      <style:text-properties fo:font-style="italic" fo:font-weight="bold" style:font-style-asian="italic" style:font-weight-asian="bold" style:font-style-complex="italic" style:font-weight-complex="bold"/>
    </style:style>
    <style:style style:name="P46" style:family="paragraph" style:parent-style-name="Quotations">
      <style:paragraph-properties fo:text-align="center" style:justify-single-word="false"/>
      <style:text-properties fo:font-style="italic" fo:font-weight="bold" style:font-style-asian="italic" style:font-weight-asian="bold" style:font-style-complex="italic" style:font-weight-complex="bold"/>
    </style:style>
    <style:style style:name="P47" style:family="paragraph" style:parent-style-name="Footnote">
      <style:text-properties officeooo:rsid="008d2a69" officeooo:paragraph-rsid="008d2a69"/>
    </style:style>
    <style:style style:name="P48" style:family="paragraph" style:parent-style-name="Footnote">
      <style:text-properties officeooo:rsid="00b4e7e3" officeooo:paragraph-rsid="00b4e7e3"/>
    </style:style>
    <style:style style:name="P49" style:family="paragraph" style:parent-style-name="Footnote">
      <style:text-properties officeooo:rsid="00c25336" officeooo:paragraph-rsid="00c25336"/>
    </style:style>
    <style:style style:name="P50" style:family="paragraph" style:parent-style-name="Text_20_body">
      <style:text-properties officeooo:paragraph-rsid="01615196"/>
    </style:style>
    <style:style style:name="P51" style:family="paragraph" style:parent-style-name="Title" style:master-page-name="First_20_Page">
      <style:paragraph-properties style:page-number="auto"/>
      <style:text-properties style:font-name="Georgia" officeooo:rsid="000d7868" officeooo:paragraph-rsid="000d7868"/>
    </style:style>
    <style:style style:name="P52" style:family="paragraph" style:parent-style-name="Contents_20_1">
      <style:paragraph-properties>
        <style:tab-stops>
          <style:tab-stop style:position="6.9244in" style:type="right" style:leader-style="dotted" style:leader-text="."/>
        </style:tab-stops>
      </style:paragraph-properties>
    </style:style>
    <style:style style:name="P53" style:family="paragraph" style:parent-style-name="Contents_20_2">
      <style:paragraph-properties>
        <style:tab-stops>
          <style:tab-stop style:position="6.728in" style:type="right" style:leader-style="dotted" style:leader-text="."/>
        </style:tab-stops>
      </style:paragraph-properties>
    </style:style>
    <style:style style:name="P54" style:family="paragraph" style:parent-style-name="Contents_20_3">
      <style:paragraph-properties>
        <style:tab-stops>
          <style:tab-stop style:position="6.5307in" style:type="right" style:leader-style="dotted" style:leader-text="."/>
        </style:tab-stops>
      </style:paragraph-properties>
    </style:style>
    <style:style style:name="P55" style:family="paragraph" style:parent-style-name="Heading_20_3">
      <style:text-properties style:font-name="Georgia"/>
    </style:style>
    <style:style style:name="P56" style:family="paragraph" style:parent-style-name="Heading_20_3">
      <style:text-properties style:font-name="Georgia"/>
    </style:style>
    <style:style style:name="P57" style:family="paragraph" style:parent-style-name="Text_20_body" style:list-style-name="L1">
      <style:text-properties style:font-name="Georgia" fo:font-style="normal" officeooo:rsid="00da68b6" officeooo:paragraph-rsid="00da68b6" style:font-style-asian="normal" style:font-style-complex="normal"/>
    </style:style>
    <style:style style:name="P58" style:family="paragraph" style:parent-style-name="Text_20_body">
      <style:text-properties style:font-name="Georgia" fo:font-style="normal" officeooo:rsid="0145a278" officeooo:paragraph-rsid="01394a40" style:font-style-asian="normal" style:font-style-complex="normal"/>
    </style:style>
    <style:style style:name="P59" style:family="paragraph" style:parent-style-name="Text_20_body">
      <style:text-properties style:font-name="Georgia" officeooo:rsid="015718e9" officeooo:paragraph-rsid="015718e9"/>
    </style:style>
    <style:style style:name="P60" style:family="paragraph" style:parent-style-name="Text_20_body">
      <style:text-properties style:font-name="Georgia" officeooo:rsid="016a3239" officeooo:paragraph-rsid="016a3239"/>
    </style:style>
    <style:style style:name="T1" style:family="text">
      <style:text-properties officeooo:rsid="000ff919"/>
    </style:style>
    <style:style style:name="T2" style:family="text">
      <style:text-properties officeooo:rsid="00108433"/>
    </style:style>
    <style:style style:name="T3" style:family="text">
      <style:text-properties officeooo:rsid="00119b83"/>
    </style:style>
    <style:style style:name="T4" style:family="text">
      <style:text-properties officeooo:rsid="00146d2c"/>
    </style:style>
    <style:style style:name="T5" style:family="text">
      <style:text-properties officeooo:rsid="0014bd98"/>
    </style:style>
    <style:style style:name="T6" style:family="text">
      <style:text-properties officeooo:rsid="0016babe"/>
    </style:style>
    <style:style style:name="T7" style:family="text">
      <style:text-properties officeooo:rsid="0016dc59"/>
    </style:style>
    <style:style style:name="T8" style:family="text">
      <style:text-properties officeooo:rsid="0019981d"/>
    </style:style>
    <style:style style:name="T9" style:family="text">
      <style:text-properties officeooo:rsid="001b83e6"/>
    </style:style>
    <style:style style:name="T10" style:family="text">
      <style:text-properties officeooo:rsid="001d719f"/>
    </style:style>
    <style:style style:name="T11" style:family="text">
      <style:text-properties officeooo:rsid="001e9ecd"/>
    </style:style>
    <style:style style:name="T12" style:family="text">
      <style:text-properties fo:font-style="italic" style:font-style-asian="italic" style:font-style-complex="italic"/>
    </style:style>
    <style:style style:name="T13" style:family="text">
      <style:text-properties fo:font-style="italic" officeooo:rsid="001e9ecd" style:font-style-asian="italic" style:font-style-complex="italic"/>
    </style:style>
    <style:style style:name="T14" style:family="text">
      <style:text-properties fo:font-style="italic" officeooo:rsid="00279183" style:font-style-asian="italic" style:font-style-complex="italic"/>
    </style:style>
    <style:style style:name="T15" style:family="text">
      <style:text-properties fo:font-style="italic" officeooo:rsid="002f5217" style:font-style-asian="italic" style:font-style-complex="italic"/>
    </style:style>
    <style:style style:name="T16" style:family="text">
      <style:text-properties fo:font-style="italic" officeooo:rsid="00470441" style:font-style-asian="italic" style:font-style-complex="italic"/>
    </style:style>
    <style:style style:name="T17" style:family="text">
      <style:text-properties fo:font-style="italic" officeooo:rsid="008cf540" style:font-style-asian="italic" style:font-style-complex="italic"/>
    </style:style>
    <style:style style:name="T18" style:family="text">
      <style:text-properties fo:font-style="italic" officeooo:rsid="009c7b1c" style:font-style-asian="italic" style:font-style-complex="italic"/>
    </style:style>
    <style:style style:name="T19" style:family="text">
      <style:text-properties fo:font-style="italic" officeooo:rsid="009da764" style:font-style-asian="italic" style:font-style-complex="italic"/>
    </style:style>
    <style:style style:name="T20" style:family="text">
      <style:text-properties fo:font-style="italic" officeooo:rsid="00a4bc8a" style:font-style-asian="italic" style:font-style-complex="italic"/>
    </style:style>
    <style:style style:name="T21" style:family="text">
      <style:text-properties fo:font-style="italic" officeooo:rsid="00b4fb0a" style:font-style-asian="italic" style:font-style-complex="italic"/>
    </style:style>
    <style:style style:name="T22" style:family="text">
      <style:text-properties fo:font-style="italic" officeooo:rsid="00d333ca" style:font-style-asian="italic" style:font-style-complex="italic"/>
    </style:style>
    <style:style style:name="T23" style:family="text">
      <style:text-properties fo:font-style="italic" officeooo:rsid="00d87a6d" style:font-style-asian="italic" style:font-style-complex="italic"/>
    </style:style>
    <style:style style:name="T24" style:family="text">
      <style:text-properties fo:font-style="italic" officeooo:rsid="00d98804" style:font-style-asian="italic" style:font-style-complex="italic"/>
    </style:style>
    <style:style style:name="T25" style:family="text">
      <style:text-properties fo:font-style="italic" officeooo:rsid="0102fca6" style:font-style-asian="italic" style:font-style-complex="italic"/>
    </style:style>
    <style:style style:name="T26" style:family="text">
      <style:text-properties fo:font-style="italic" officeooo:rsid="011bc1ad" style:font-style-asian="italic" style:font-style-complex="italic"/>
    </style:style>
    <style:style style:name="T27" style:family="text">
      <style:text-properties fo:font-style="italic" officeooo:rsid="012c74f8" style:font-style-asian="italic" style:font-style-complex="italic"/>
    </style:style>
    <style:style style:name="T28" style:family="text">
      <style:text-properties fo:font-style="italic" officeooo:rsid="01438ed7" style:font-style-asian="italic" style:font-style-complex="italic"/>
    </style:style>
    <style:style style:name="T29" style:family="text">
      <style:text-properties fo:font-style="italic" officeooo:rsid="0152867a" style:font-style-asian="italic" style:font-style-complex="italic"/>
    </style:style>
    <style:style style:name="T30" style:family="text">
      <style:text-properties fo:font-style="italic" officeooo:rsid="015b5b67"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officeooo:rsid="002a97d2" style:font-style-asian="italic" style:font-weight-asian="bold" style:font-style-complex="italic" style:font-weight-complex="bold"/>
    </style:style>
    <style:style style:name="T33" style:family="text">
      <style:text-properties fo:font-style="italic" fo:font-weight="bold" officeooo:rsid="00e42df4" style:font-style-asian="italic" style:font-weight-asian="bold" style:font-style-complex="italic" style:font-weight-complex="bold"/>
    </style:style>
    <style:style style:name="T34" style:family="text">
      <style:text-properties fo:font-style="italic" fo:font-weight="bold" officeooo:rsid="00ed17c1" style:font-style-asian="italic" style:font-weight-asian="bold" style:font-style-complex="italic" style:font-weight-complex="bold"/>
    </style:style>
    <style:style style:name="T35" style:family="text">
      <style:text-properties fo:font-style="italic" fo:font-weight="bold" officeooo:rsid="00eeebca" style:font-style-asian="italic" style:font-weight-asian="bold" style:font-style-complex="italic" style:font-weight-complex="bold"/>
    </style:style>
    <style:style style:name="T36" style:family="text">
      <style:text-properties fo:font-style="italic" fo:font-weight="bold" officeooo:rsid="00f947de" style:font-style-asian="italic" style:font-weight-asian="bold" style:font-style-complex="italic" style:font-weight-complex="bold"/>
    </style:style>
    <style:style style:name="T37" style:family="text">
      <style:text-properties fo:font-style="italic" fo:font-weight="bold" officeooo:rsid="010dcaee" style:font-style-asian="italic" style:font-weight-asian="bold" style:font-style-complex="italic" style:font-weight-complex="bold"/>
    </style:style>
    <style:style style:name="T38" style:family="text">
      <style:text-properties fo:font-style="italic" fo:font-weight="bold" officeooo:rsid="01438ed7" style:font-style-asian="italic" style:font-weight-asian="bold" style:font-style-complex="italic" style:font-weight-complex="bold"/>
    </style:style>
    <style:style style:name="T39" style:family="text">
      <style:text-properties fo:font-style="italic" fo:font-weight="bold" officeooo:rsid="0145a278" style:font-style-asian="italic" style:font-weight-asian="bold" style:font-style-complex="italic" style:font-weight-complex="bold"/>
    </style:style>
    <style:style style:name="T40" style:family="text">
      <style:text-properties fo:font-style="italic" fo:font-weight="bold" officeooo:rsid="014da33b" style:font-style-asian="italic" style:font-weight-asian="bold" style:font-style-complex="italic" style:font-weight-complex="bold"/>
    </style:style>
    <style:style style:name="T41" style:family="text">
      <style:text-properties fo:font-style="italic" fo:font-weight="bold" officeooo:rsid="0162dd9a" style:font-style-asian="italic" style:font-weight-asian="bold" style:font-style-complex="italic" style:font-weight-complex="bold"/>
    </style:style>
    <style:style style:name="T42" style:family="text">
      <style:text-properties fo:font-style="normal" style:font-style-asian="normal" style:font-style-complex="normal"/>
    </style:style>
    <style:style style:name="T43" style:family="text">
      <style:text-properties fo:font-style="normal" officeooo:rsid="001e9ecd" style:font-style-asian="normal" style:font-style-complex="normal"/>
    </style:style>
    <style:style style:name="T44" style:family="text">
      <style:text-properties fo:font-style="normal" officeooo:rsid="0020c7bf" style:font-style-asian="normal" style:font-style-complex="normal"/>
    </style:style>
    <style:style style:name="T45" style:family="text">
      <style:text-properties fo:font-style="normal" officeooo:rsid="00279183" style:font-style-asian="normal" style:font-style-complex="normal"/>
    </style:style>
    <style:style style:name="T46" style:family="text">
      <style:text-properties fo:font-style="normal" officeooo:rsid="00286d74" style:font-style-asian="normal" style:font-style-complex="normal"/>
    </style:style>
    <style:style style:name="T47" style:family="text">
      <style:text-properties fo:font-style="normal" officeooo:rsid="0029dc2c" style:font-style-asian="normal" style:font-style-complex="normal"/>
    </style:style>
    <style:style style:name="T48" style:family="text">
      <style:text-properties fo:font-style="normal" officeooo:rsid="002a7b2c" style:font-style-asian="normal" style:font-style-complex="normal"/>
    </style:style>
    <style:style style:name="T49" style:family="text">
      <style:text-properties fo:font-style="normal" officeooo:rsid="002a97d2" style:font-style-asian="normal" style:font-style-complex="normal"/>
    </style:style>
    <style:style style:name="T50" style:family="text">
      <style:text-properties fo:font-style="normal" officeooo:rsid="002bea26" style:font-style-asian="normal" style:font-style-complex="normal"/>
    </style:style>
    <style:style style:name="T51" style:family="text">
      <style:text-properties fo:font-style="normal" officeooo:rsid="002dc91e" style:font-style-asian="normal" style:font-style-complex="normal"/>
    </style:style>
    <style:style style:name="T52" style:family="text">
      <style:text-properties fo:font-style="normal" officeooo:rsid="002e3d9f" style:font-style-asian="normal" style:font-style-complex="normal"/>
    </style:style>
    <style:style style:name="T53" style:family="text">
      <style:text-properties fo:font-style="normal" officeooo:rsid="002f5217" style:font-style-asian="normal" style:font-style-complex="normal"/>
    </style:style>
    <style:style style:name="T54" style:family="text">
      <style:text-properties fo:font-style="normal" officeooo:rsid="00309848" style:font-style-asian="normal" style:font-style-complex="normal"/>
    </style:style>
    <style:style style:name="T55" style:family="text">
      <style:text-properties fo:font-style="normal" officeooo:rsid="0031acf6" style:font-style-asian="normal" style:font-style-complex="normal"/>
    </style:style>
    <style:style style:name="T56" style:family="text">
      <style:text-properties fo:font-style="normal" officeooo:rsid="0032a648" style:font-style-asian="normal" style:font-style-complex="normal"/>
    </style:style>
    <style:style style:name="T57" style:family="text">
      <style:text-properties fo:font-style="normal" officeooo:rsid="00396023" style:font-style-asian="normal" style:font-style-complex="normal"/>
    </style:style>
    <style:style style:name="T58" style:family="text">
      <style:text-properties fo:font-style="normal" officeooo:rsid="003a96dc" style:font-style-asian="normal" style:font-style-complex="normal"/>
    </style:style>
    <style:style style:name="T59" style:family="text">
      <style:text-properties fo:font-style="normal" officeooo:rsid="003c1ab0" style:font-style-asian="normal" style:font-style-complex="normal"/>
    </style:style>
    <style:style style:name="T60" style:family="text">
      <style:text-properties fo:font-style="normal" officeooo:rsid="003de7a1" style:font-style-asian="normal" style:font-style-complex="normal"/>
    </style:style>
    <style:style style:name="T61" style:family="text">
      <style:text-properties fo:font-style="normal" officeooo:rsid="003f14ba" style:font-style-asian="normal" style:font-style-complex="normal"/>
    </style:style>
    <style:style style:name="T62" style:family="text">
      <style:text-properties fo:font-style="normal" officeooo:rsid="004047da" style:font-style-asian="normal" style:font-style-complex="normal"/>
    </style:style>
    <style:style style:name="T63" style:family="text">
      <style:text-properties fo:font-style="normal" officeooo:rsid="0040d439" style:font-style-asian="normal" style:font-style-complex="normal"/>
    </style:style>
    <style:style style:name="T64" style:family="text">
      <style:text-properties fo:font-style="normal" officeooo:rsid="00425c5c" style:font-style-asian="normal" style:font-style-complex="normal"/>
    </style:style>
    <style:style style:name="T65" style:family="text">
      <style:text-properties fo:font-style="normal" officeooo:rsid="00470441" style:font-style-asian="normal" style:font-style-complex="normal"/>
    </style:style>
    <style:style style:name="T66" style:family="text">
      <style:text-properties fo:font-style="normal" officeooo:rsid="0048703f" style:font-style-asian="normal" style:font-style-complex="normal"/>
    </style:style>
    <style:style style:name="T67" style:family="text">
      <style:text-properties fo:font-style="normal" officeooo:rsid="0049f891" style:font-style-asian="normal" style:font-style-complex="normal"/>
    </style:style>
    <style:style style:name="T68" style:family="text">
      <style:text-properties fo:font-style="normal" officeooo:rsid="004b39f3" style:font-style-asian="normal" style:font-style-complex="normal"/>
    </style:style>
    <style:style style:name="T69" style:family="text">
      <style:text-properties fo:font-style="normal" officeooo:rsid="004db0a6" style:font-style-asian="normal" style:font-style-complex="normal"/>
    </style:style>
    <style:style style:name="T70" style:family="text">
      <style:text-properties fo:font-style="normal" officeooo:rsid="004df633" style:font-style-asian="normal" style:font-style-complex="normal"/>
    </style:style>
    <style:style style:name="T71" style:family="text">
      <style:text-properties fo:font-style="normal" officeooo:rsid="00513520" style:font-style-asian="normal" style:font-style-complex="normal"/>
    </style:style>
    <style:style style:name="T72" style:family="text">
      <style:text-properties fo:font-style="normal" officeooo:rsid="005330fd" style:font-style-asian="normal" style:font-style-complex="normal"/>
    </style:style>
    <style:style style:name="T73" style:family="text">
      <style:text-properties fo:font-style="normal" officeooo:rsid="00582c92" style:font-style-asian="normal" style:font-style-complex="normal"/>
    </style:style>
    <style:style style:name="T74" style:family="text">
      <style:text-properties fo:font-style="normal" officeooo:rsid="0059755e" style:font-style-asian="normal" style:font-style-complex="normal"/>
    </style:style>
    <style:style style:name="T75" style:family="text">
      <style:text-properties fo:font-style="normal" officeooo:rsid="0059b230" style:font-style-asian="normal" style:font-style-complex="normal"/>
    </style:style>
    <style:style style:name="T76" style:family="text">
      <style:text-properties fo:font-style="normal" officeooo:rsid="005b4496" style:font-style-asian="normal" style:font-style-complex="normal"/>
    </style:style>
    <style:style style:name="T77" style:family="text">
      <style:text-properties fo:font-style="normal" officeooo:rsid="005cd30b" style:font-style-asian="normal" style:font-style-complex="normal"/>
    </style:style>
    <style:style style:name="T78" style:family="text">
      <style:text-properties fo:font-style="normal" officeooo:rsid="005d637d" style:font-style-asian="normal" style:font-style-complex="normal"/>
    </style:style>
    <style:style style:name="T79" style:family="text">
      <style:text-properties fo:font-style="normal" officeooo:rsid="005e2533" style:font-style-asian="normal" style:font-style-complex="normal"/>
    </style:style>
    <style:style style:name="T80" style:family="text">
      <style:text-properties fo:font-style="normal" officeooo:rsid="005e7bea" style:font-style-asian="normal" style:font-style-complex="normal"/>
    </style:style>
    <style:style style:name="T81" style:family="text">
      <style:text-properties fo:font-style="normal" officeooo:rsid="005fa260" style:font-style-asian="normal" style:font-style-complex="normal"/>
    </style:style>
    <style:style style:name="T82" style:family="text">
      <style:text-properties fo:font-style="normal" officeooo:rsid="0060c8ca" style:font-style-asian="normal" style:font-style-complex="normal"/>
    </style:style>
    <style:style style:name="T83" style:family="text">
      <style:text-properties fo:font-style="normal" officeooo:rsid="0061bef3" style:font-style-asian="normal" style:font-style-complex="normal"/>
    </style:style>
    <style:style style:name="T84" style:family="text">
      <style:text-properties fo:font-style="normal" officeooo:rsid="00635485" style:font-style-asian="normal" style:font-style-complex="normal"/>
    </style:style>
    <style:style style:name="T85" style:family="text">
      <style:text-properties fo:font-style="normal" officeooo:rsid="0063da19" style:font-style-asian="normal" style:font-style-complex="normal"/>
    </style:style>
    <style:style style:name="T86" style:family="text">
      <style:text-properties fo:font-style="normal" officeooo:rsid="0065bfce" style:font-style-asian="normal" style:font-style-complex="normal"/>
    </style:style>
    <style:style style:name="T87" style:family="text">
      <style:text-properties fo:font-style="normal" officeooo:rsid="00669ea1" style:font-style-asian="normal" style:font-style-complex="normal"/>
    </style:style>
    <style:style style:name="T88" style:family="text">
      <style:text-properties fo:font-style="normal" officeooo:rsid="00679f70" style:font-style-asian="normal" style:font-style-complex="normal"/>
    </style:style>
    <style:style style:name="T89" style:family="text">
      <style:text-properties fo:font-style="normal" officeooo:rsid="00698b5c" style:font-style-asian="normal" style:font-style-complex="normal"/>
    </style:style>
    <style:style style:name="T90" style:family="text">
      <style:text-properties fo:font-style="normal" officeooo:rsid="006b00a6" style:font-style-asian="normal" style:font-style-complex="normal"/>
    </style:style>
    <style:style style:name="T91" style:family="text">
      <style:text-properties fo:font-style="normal" officeooo:rsid="006b8c4c" style:font-style-asian="normal" style:font-style-complex="normal"/>
    </style:style>
    <style:style style:name="T92" style:family="text">
      <style:text-properties fo:font-style="normal" officeooo:rsid="006d367f" style:font-style-asian="normal" style:font-style-complex="normal"/>
    </style:style>
    <style:style style:name="T93" style:family="text">
      <style:text-properties fo:font-style="normal" officeooo:rsid="006d73d2" style:font-style-asian="normal" style:font-style-complex="normal"/>
    </style:style>
    <style:style style:name="T94" style:family="text">
      <style:text-properties fo:font-style="normal" officeooo:rsid="006e28c7" style:font-style-asian="normal" style:font-style-complex="normal"/>
    </style:style>
    <style:style style:name="T95" style:family="text">
      <style:text-properties fo:font-style="normal" officeooo:rsid="006ec066" style:font-style-asian="normal" style:font-style-complex="normal"/>
    </style:style>
    <style:style style:name="T96" style:family="text">
      <style:text-properties fo:font-style="normal" officeooo:rsid="00710e2f" style:font-style-asian="normal" style:font-style-complex="normal"/>
    </style:style>
    <style:style style:name="T97" style:family="text">
      <style:text-properties fo:font-style="normal" officeooo:rsid="0072fb1f" style:font-style-asian="normal" style:font-style-complex="normal"/>
    </style:style>
    <style:style style:name="T98" style:family="text">
      <style:text-properties fo:font-style="normal" officeooo:rsid="00743d1c" style:font-style-asian="normal" style:font-style-complex="normal"/>
    </style:style>
    <style:style style:name="T99" style:family="text">
      <style:text-properties fo:font-style="normal" officeooo:rsid="007476ac" style:font-style-asian="normal" style:font-style-complex="normal"/>
    </style:style>
    <style:style style:name="T100" style:family="text">
      <style:text-properties fo:font-style="normal" officeooo:rsid="007590c4" style:font-style-asian="normal" style:font-style-complex="normal"/>
    </style:style>
    <style:style style:name="T101" style:family="text">
      <style:text-properties fo:font-style="normal" officeooo:rsid="00778b0a" style:font-style-asian="normal" style:font-style-complex="normal"/>
    </style:style>
    <style:style style:name="T102" style:family="text">
      <style:text-properties fo:font-style="normal" officeooo:rsid="007acfbc" style:font-style-asian="normal" style:font-style-complex="normal"/>
    </style:style>
    <style:style style:name="T103" style:family="text">
      <style:text-properties fo:font-style="normal" officeooo:rsid="007c13ee" style:font-style-asian="normal" style:font-style-complex="normal"/>
    </style:style>
    <style:style style:name="T104" style:family="text">
      <style:text-properties fo:font-style="normal" officeooo:rsid="007e3a92" style:font-style-asian="normal" style:font-style-complex="normal"/>
    </style:style>
    <style:style style:name="T105" style:family="text">
      <style:text-properties fo:font-style="normal" officeooo:rsid="008cf540" style:font-style-asian="normal" style:font-style-complex="normal"/>
    </style:style>
    <style:style style:name="T106" style:family="text">
      <style:text-properties fo:font-style="normal" officeooo:rsid="008d2a69" style:font-style-asian="normal" style:font-style-complex="normal"/>
    </style:style>
    <style:style style:name="T107" style:family="text">
      <style:text-properties fo:font-style="normal" officeooo:rsid="008dbc25" style:font-style-asian="normal" style:font-style-complex="normal"/>
    </style:style>
    <style:style style:name="T108" style:family="text">
      <style:text-properties fo:font-style="normal" officeooo:rsid="008f2f17" style:font-style-asian="normal" style:font-style-complex="normal"/>
    </style:style>
    <style:style style:name="T109" style:family="text">
      <style:text-properties fo:font-style="normal" officeooo:rsid="008f5233" style:font-style-asian="normal" style:font-style-complex="normal"/>
    </style:style>
    <style:style style:name="T110" style:family="text">
      <style:text-properties fo:font-style="normal" officeooo:rsid="00907995" style:font-style-asian="normal" style:font-style-complex="normal"/>
    </style:style>
    <style:style style:name="T111" style:family="text">
      <style:text-properties fo:font-style="normal" officeooo:rsid="00926928" style:font-style-asian="normal" style:font-style-complex="normal"/>
    </style:style>
    <style:style style:name="T112" style:family="text">
      <style:text-properties fo:font-style="normal" officeooo:rsid="00942bc7" style:font-style-asian="normal" style:font-style-complex="normal"/>
    </style:style>
    <style:style style:name="T113" style:family="text">
      <style:text-properties fo:font-style="normal" officeooo:rsid="00949b54" style:font-style-asian="normal" style:font-style-complex="normal"/>
    </style:style>
    <style:style style:name="T114" style:family="text">
      <style:text-properties fo:font-style="normal" officeooo:rsid="0095eb47" style:font-style-asian="normal" style:font-style-complex="normal"/>
    </style:style>
    <style:style style:name="T115" style:family="text">
      <style:text-properties fo:font-style="normal" officeooo:rsid="0099726f" style:font-style-asian="normal" style:font-style-complex="normal"/>
    </style:style>
    <style:style style:name="T116" style:family="text">
      <style:text-properties fo:font-style="normal" officeooo:rsid="0099c9d9" style:font-style-asian="normal" style:font-style-complex="normal"/>
    </style:style>
    <style:style style:name="T117" style:family="text">
      <style:text-properties fo:font-style="normal" officeooo:rsid="009c7b1c" style:font-style-asian="normal" style:font-style-complex="normal"/>
    </style:style>
    <style:style style:name="T118" style:family="text">
      <style:text-properties fo:font-style="normal" officeooo:rsid="009cd321" style:font-style-asian="normal" style:font-style-complex="normal"/>
    </style:style>
    <style:style style:name="T119" style:family="text">
      <style:text-properties fo:font-style="normal" officeooo:rsid="009da764" style:font-style-asian="normal" style:font-style-complex="normal"/>
    </style:style>
    <style:style style:name="T120" style:family="text">
      <style:text-properties fo:font-style="normal" officeooo:rsid="009db816" style:font-style-asian="normal" style:font-style-complex="normal"/>
    </style:style>
    <style:style style:name="T121" style:family="text">
      <style:text-properties fo:font-style="normal" officeooo:rsid="009ed8f5" style:font-style-asian="normal" style:font-style-complex="normal"/>
    </style:style>
    <style:style style:name="T122" style:family="text">
      <style:text-properties fo:font-style="normal" officeooo:rsid="00a155d9" style:font-style-asian="normal" style:font-style-complex="normal"/>
    </style:style>
    <style:style style:name="T123" style:family="text">
      <style:text-properties fo:font-style="normal" officeooo:rsid="00a17cb6" style:font-style-asian="normal" style:font-style-complex="normal"/>
    </style:style>
    <style:style style:name="T124" style:family="text">
      <style:text-properties fo:font-style="normal" officeooo:rsid="00a2bec9" style:font-style-asian="normal" style:font-style-complex="normal"/>
    </style:style>
    <style:style style:name="T125" style:family="text">
      <style:text-properties fo:font-style="normal" officeooo:rsid="00a4bc8a" style:font-style-asian="normal" style:font-style-complex="normal"/>
    </style:style>
    <style:style style:name="T126" style:family="text">
      <style:text-properties fo:font-style="normal" officeooo:rsid="00a64a28" style:font-style-asian="normal" style:font-style-complex="normal"/>
    </style:style>
    <style:style style:name="T127" style:family="text">
      <style:text-properties fo:font-style="normal" officeooo:rsid="00a88881" style:font-style-asian="normal" style:font-style-complex="normal"/>
    </style:style>
    <style:style style:name="T128" style:family="text">
      <style:text-properties fo:font-style="normal" officeooo:rsid="00a9dbdf" style:font-style-asian="normal" style:font-style-complex="normal"/>
    </style:style>
    <style:style style:name="T129" style:family="text">
      <style:text-properties fo:font-style="normal" officeooo:rsid="00aa9a23" style:font-style-asian="normal" style:font-style-complex="normal"/>
    </style:style>
    <style:style style:name="T130" style:family="text">
      <style:text-properties fo:font-style="normal" officeooo:rsid="00ab9ef9" style:font-style-asian="normal" style:font-style-complex="normal"/>
    </style:style>
    <style:style style:name="T131" style:family="text">
      <style:text-properties fo:font-style="normal" officeooo:rsid="00acfafb" style:font-style-asian="normal" style:font-style-complex="normal"/>
    </style:style>
    <style:style style:name="T132" style:family="text">
      <style:text-properties fo:font-style="normal" officeooo:rsid="00aedc9d" style:font-style-asian="normal" style:font-style-complex="normal"/>
    </style:style>
    <style:style style:name="T133" style:family="text">
      <style:text-properties fo:font-style="normal" officeooo:rsid="00af6aa9" style:font-style-asian="normal" style:font-style-complex="normal"/>
    </style:style>
    <style:style style:name="T134" style:family="text">
      <style:text-properties fo:font-style="normal" officeooo:rsid="00b060d9" style:font-style-asian="normal" style:font-style-complex="normal"/>
    </style:style>
    <style:style style:name="T135" style:family="text">
      <style:text-properties fo:font-style="normal" officeooo:rsid="00b25f0d" style:font-style-asian="normal" style:font-style-complex="normal"/>
    </style:style>
    <style:style style:name="T136" style:family="text">
      <style:text-properties fo:font-style="normal" officeooo:rsid="00b27aeb" style:font-style-asian="normal" style:font-style-complex="normal"/>
    </style:style>
    <style:style style:name="T137" style:family="text">
      <style:text-properties fo:font-style="normal" officeooo:rsid="00b4fb0a" style:font-style-asian="normal" style:font-style-complex="normal"/>
    </style:style>
    <style:style style:name="T138" style:family="text">
      <style:text-properties fo:font-style="normal" officeooo:rsid="00b7222d" style:font-style-asian="normal" style:font-style-complex="normal"/>
    </style:style>
    <style:style style:name="T139" style:family="text">
      <style:text-properties fo:font-style="normal" officeooo:rsid="00b72f15" style:font-style-asian="normal" style:font-style-complex="normal"/>
    </style:style>
    <style:style style:name="T140" style:family="text">
      <style:text-properties fo:font-style="normal" officeooo:rsid="00b76d93" style:font-style-asian="normal" style:font-style-complex="normal"/>
    </style:style>
    <style:style style:name="T141" style:family="text">
      <style:text-properties fo:font-style="normal" officeooo:rsid="00b76ea7" style:font-style-asian="normal" style:font-style-complex="normal"/>
    </style:style>
    <style:style style:name="T142" style:family="text">
      <style:text-properties fo:font-style="normal" officeooo:rsid="00bc0455" style:font-style-asian="normal" style:font-style-complex="normal"/>
    </style:style>
    <style:style style:name="T143" style:family="text">
      <style:text-properties fo:font-style="normal" officeooo:rsid="00bd3e1b" style:font-style-asian="normal" style:font-style-complex="normal"/>
    </style:style>
    <style:style style:name="T144" style:family="text">
      <style:text-properties fo:font-style="normal" officeooo:rsid="00bd9dd7" style:font-style-asian="normal" style:font-style-complex="normal"/>
    </style:style>
    <style:style style:name="T145" style:family="text">
      <style:text-properties fo:font-style="normal" officeooo:rsid="00bdab25" style:font-style-asian="normal" style:font-style-complex="normal"/>
    </style:style>
    <style:style style:name="T146" style:family="text">
      <style:text-properties fo:font-style="normal" officeooo:rsid="00be75cf" style:font-style-asian="normal" style:font-style-complex="normal"/>
    </style:style>
    <style:style style:name="T147" style:family="text">
      <style:text-properties fo:font-style="normal" officeooo:rsid="00c03656" style:font-style-asian="normal" style:font-style-complex="normal"/>
    </style:style>
    <style:style style:name="T148" style:family="text">
      <style:text-properties fo:font-style="normal" officeooo:rsid="00c11ebf" style:font-style-asian="normal" style:font-style-complex="normal"/>
    </style:style>
    <style:style style:name="T149" style:family="text">
      <style:text-properties fo:font-style="normal" officeooo:rsid="00c25336" style:font-style-asian="normal" style:font-style-complex="normal"/>
    </style:style>
    <style:style style:name="T150" style:family="text">
      <style:text-properties fo:font-style="normal" officeooo:rsid="00c5102b" style:font-style-asian="normal" style:font-style-complex="normal"/>
    </style:style>
    <style:style style:name="T151" style:family="text">
      <style:text-properties fo:font-style="normal" officeooo:rsid="00d333ca" style:font-style-asian="normal" style:font-style-complex="normal"/>
    </style:style>
    <style:style style:name="T152" style:family="text">
      <style:text-properties fo:font-style="normal" officeooo:rsid="00d53289" style:font-style-asian="normal" style:font-style-complex="normal"/>
    </style:style>
    <style:style style:name="T153" style:family="text">
      <style:text-properties fo:font-style="normal" officeooo:rsid="00d6711d" style:font-style-asian="normal" style:font-style-complex="normal"/>
    </style:style>
    <style:style style:name="T154" style:family="text">
      <style:text-properties fo:font-style="normal" officeooo:rsid="00d76879" style:font-style-asian="normal" style:font-style-complex="normal"/>
    </style:style>
    <style:style style:name="T155" style:family="text">
      <style:text-properties fo:font-style="normal" officeooo:rsid="00d7b0d4" style:font-style-asian="normal" style:font-style-complex="normal"/>
    </style:style>
    <style:style style:name="T156" style:family="text">
      <style:text-properties fo:font-style="normal" officeooo:rsid="00d87a6d" style:font-style-asian="normal" style:font-style-complex="normal"/>
    </style:style>
    <style:style style:name="T157" style:family="text">
      <style:text-properties fo:font-style="normal" officeooo:rsid="00d98804" style:font-style-asian="normal" style:font-style-complex="normal"/>
    </style:style>
    <style:style style:name="T158" style:family="text">
      <style:text-properties fo:font-style="normal" officeooo:rsid="00da5d99" style:font-style-asian="normal" style:font-style-complex="normal"/>
    </style:style>
    <style:style style:name="T159" style:family="text">
      <style:text-properties fo:font-style="normal" officeooo:rsid="00da68b6" style:font-style-asian="normal" style:font-style-complex="normal"/>
    </style:style>
    <style:style style:name="T160" style:family="text">
      <style:text-properties fo:font-style="normal" officeooo:rsid="00dc1650" style:font-style-asian="normal" style:font-style-complex="normal"/>
    </style:style>
    <style:style style:name="T161" style:family="text">
      <style:text-properties fo:font-style="normal" officeooo:rsid="00ddffce" style:font-style-asian="normal" style:font-style-complex="normal"/>
    </style:style>
    <style:style style:name="T162" style:family="text">
      <style:text-properties fo:font-style="normal" officeooo:rsid="00de3ce0" style:font-style-asian="normal" style:font-style-complex="normal"/>
    </style:style>
    <style:style style:name="T163" style:family="text">
      <style:text-properties fo:font-style="normal" officeooo:rsid="00de78d0" style:font-style-asian="normal" style:font-style-complex="normal"/>
    </style:style>
    <style:style style:name="T164" style:family="text">
      <style:text-properties fo:font-style="normal" officeooo:rsid="00e1951d" style:font-style-asian="normal" style:font-style-complex="normal"/>
    </style:style>
    <style:style style:name="T165" style:family="text">
      <style:text-properties fo:font-style="normal" officeooo:rsid="00e2868d" style:font-style-asian="normal" style:font-style-complex="normal"/>
    </style:style>
    <style:style style:name="T166" style:family="text">
      <style:text-properties fo:font-style="normal" officeooo:rsid="00e42df4" style:font-style-asian="normal" style:font-style-complex="normal"/>
    </style:style>
    <style:style style:name="T167" style:family="text">
      <style:text-properties fo:font-style="normal" officeooo:rsid="00e75921" style:font-style-asian="normal" style:font-style-complex="normal"/>
    </style:style>
    <style:style style:name="T168" style:family="text">
      <style:text-properties fo:font-style="normal" officeooo:rsid="00e93e0d" style:font-style-asian="normal" style:font-style-complex="normal"/>
    </style:style>
    <style:style style:name="T169" style:family="text">
      <style:text-properties fo:font-style="normal" officeooo:rsid="00e99b29" style:font-style-asian="normal" style:font-style-complex="normal"/>
    </style:style>
    <style:style style:name="T170" style:family="text">
      <style:text-properties fo:font-style="normal" officeooo:rsid="00ed17c1" style:font-style-asian="normal" style:font-style-complex="normal"/>
    </style:style>
    <style:style style:name="T171" style:family="text">
      <style:text-properties fo:font-style="normal" officeooo:rsid="00eeebca" style:font-style-asian="normal" style:font-style-complex="normal"/>
    </style:style>
    <style:style style:name="T172" style:family="text">
      <style:text-properties fo:font-style="normal" officeooo:rsid="00f053b4" style:font-style-asian="normal" style:font-style-complex="normal"/>
    </style:style>
    <style:style style:name="T173" style:family="text">
      <style:text-properties fo:font-style="normal" officeooo:rsid="00f1d84c" style:font-style-asian="normal" style:font-style-complex="normal"/>
    </style:style>
    <style:style style:name="T174" style:family="text">
      <style:text-properties fo:font-style="normal" officeooo:rsid="00f2deb7" style:font-style-asian="normal" style:font-style-complex="normal"/>
    </style:style>
    <style:style style:name="T175" style:family="text">
      <style:text-properties fo:font-style="normal" officeooo:rsid="00f44b74" style:font-style-asian="normal" style:font-style-complex="normal"/>
    </style:style>
    <style:style style:name="T176" style:family="text">
      <style:text-properties fo:font-style="normal" officeooo:rsid="00f5eb66" style:font-style-asian="normal" style:font-style-complex="normal"/>
    </style:style>
    <style:style style:name="T177" style:family="text">
      <style:text-properties fo:font-style="normal" officeooo:rsid="00f61b53" style:font-style-asian="normal" style:font-style-complex="normal"/>
    </style:style>
    <style:style style:name="T178" style:family="text">
      <style:text-properties fo:font-style="normal" officeooo:rsid="00f947de" style:font-style-asian="normal" style:font-style-complex="normal"/>
    </style:style>
    <style:style style:name="T179" style:family="text">
      <style:text-properties fo:font-style="normal" officeooo:rsid="00fa5758" style:font-style-asian="normal" style:font-style-complex="normal"/>
    </style:style>
    <style:style style:name="T180" style:family="text">
      <style:text-properties fo:font-style="normal" officeooo:rsid="00fb50e1" style:font-style-asian="normal" style:font-style-complex="normal"/>
    </style:style>
    <style:style style:name="T181" style:family="text">
      <style:text-properties fo:font-style="normal" officeooo:rsid="00fca5d9" style:font-style-asian="normal" style:font-style-complex="normal"/>
    </style:style>
    <style:style style:name="T182" style:family="text">
      <style:text-properties fo:font-style="normal" officeooo:rsid="00fe6227" style:font-style-asian="normal" style:font-style-complex="normal"/>
    </style:style>
    <style:style style:name="T183" style:family="text">
      <style:text-properties fo:font-style="normal" officeooo:rsid="01003b16" style:font-style-asian="normal" style:font-style-complex="normal"/>
    </style:style>
    <style:style style:name="T184" style:family="text">
      <style:text-properties fo:font-style="normal" officeooo:rsid="0100fffb" style:font-style-asian="normal" style:font-style-complex="normal"/>
    </style:style>
    <style:style style:name="T185" style:family="text">
      <style:text-properties fo:font-style="normal" officeooo:rsid="0102fca6" style:font-style-asian="normal" style:font-style-complex="normal"/>
    </style:style>
    <style:style style:name="T186" style:family="text">
      <style:text-properties fo:font-style="normal" officeooo:rsid="0104e914" style:font-style-asian="normal" style:font-style-complex="normal"/>
    </style:style>
    <style:style style:name="T187" style:family="text">
      <style:text-properties fo:font-style="normal" officeooo:rsid="01052b4e" style:font-style-asian="normal" style:font-style-complex="normal"/>
    </style:style>
    <style:style style:name="T188" style:family="text">
      <style:text-properties fo:font-style="normal" officeooo:rsid="010684b8" style:font-style-asian="normal" style:font-style-complex="normal"/>
    </style:style>
    <style:style style:name="T189" style:family="text">
      <style:text-properties fo:font-style="normal" officeooo:rsid="0107d3ae" style:font-style-asian="normal" style:font-style-complex="normal"/>
    </style:style>
    <style:style style:name="T190" style:family="text">
      <style:text-properties fo:font-style="normal" officeooo:rsid="0107e8ea" style:font-style-asian="normal" style:font-style-complex="normal"/>
    </style:style>
    <style:style style:name="T191" style:family="text">
      <style:text-properties fo:font-style="normal" officeooo:rsid="0108072f" style:font-style-asian="normal" style:font-style-complex="normal"/>
    </style:style>
    <style:style style:name="T192" style:family="text">
      <style:text-properties fo:font-style="normal" officeooo:rsid="01089358" style:font-style-asian="normal" style:font-style-complex="normal"/>
    </style:style>
    <style:style style:name="T193" style:family="text">
      <style:text-properties fo:font-style="normal" officeooo:rsid="01094d23" style:font-style-asian="normal" style:font-style-complex="normal"/>
    </style:style>
    <style:style style:name="T194" style:family="text">
      <style:text-properties fo:font-style="normal" officeooo:rsid="010d07e4" style:font-style-asian="normal" style:font-style-complex="normal"/>
    </style:style>
    <style:style style:name="T195" style:family="text">
      <style:text-properties fo:font-style="normal" officeooo:rsid="010dcaee" style:font-style-asian="normal" style:font-style-complex="normal"/>
    </style:style>
    <style:style style:name="T196" style:family="text">
      <style:text-properties fo:font-style="normal" officeooo:rsid="010e24a6" style:font-style-asian="normal" style:font-style-complex="normal"/>
    </style:style>
    <style:style style:name="T197" style:family="text">
      <style:text-properties fo:font-style="normal" officeooo:rsid="010e6581" style:font-style-asian="normal" style:font-style-complex="normal"/>
    </style:style>
    <style:style style:name="T198" style:family="text">
      <style:text-properties fo:font-style="normal" officeooo:rsid="01103572" style:font-style-asian="normal" style:font-style-complex="normal"/>
    </style:style>
    <style:style style:name="T199" style:family="text">
      <style:text-properties fo:font-style="normal" officeooo:rsid="011246f6" style:font-style-asian="normal" style:font-style-complex="normal"/>
    </style:style>
    <style:style style:name="T200" style:family="text">
      <style:text-properties fo:font-style="normal" officeooo:rsid="01143646" style:font-style-asian="normal" style:font-style-complex="normal"/>
    </style:style>
    <style:style style:name="T201" style:family="text">
      <style:text-properties fo:font-style="normal" officeooo:rsid="0115032e" style:font-style-asian="normal" style:font-style-complex="normal"/>
    </style:style>
    <style:style style:name="T202" style:family="text">
      <style:text-properties fo:font-style="normal" officeooo:rsid="01151eed" style:font-style-asian="normal" style:font-style-complex="normal"/>
    </style:style>
    <style:style style:name="T203" style:family="text">
      <style:text-properties fo:font-style="normal" officeooo:rsid="0115d266" style:font-style-asian="normal" style:font-style-complex="normal"/>
    </style:style>
    <style:style style:name="T204" style:family="text">
      <style:text-properties fo:font-style="normal" officeooo:rsid="0117bc56" style:font-style-asian="normal" style:font-style-complex="normal"/>
    </style:style>
    <style:style style:name="T205" style:family="text">
      <style:text-properties fo:font-style="normal" officeooo:rsid="0117c917" style:font-style-asian="normal" style:font-style-complex="normal"/>
    </style:style>
    <style:style style:name="T206" style:family="text">
      <style:text-properties fo:font-style="normal" officeooo:rsid="0119c524" style:font-style-asian="normal" style:font-style-complex="normal"/>
    </style:style>
    <style:style style:name="T207" style:family="text">
      <style:text-properties fo:font-style="normal" officeooo:rsid="011bc1ad" style:font-style-asian="normal" style:font-style-complex="normal"/>
    </style:style>
    <style:style style:name="T208" style:family="text">
      <style:text-properties fo:font-style="normal" officeooo:rsid="011e07ce" style:font-style-asian="normal" style:font-style-complex="normal"/>
    </style:style>
    <style:style style:name="T209" style:family="text">
      <style:text-properties fo:font-style="normal" officeooo:rsid="011ef3fc" style:font-style-asian="normal" style:font-style-complex="normal"/>
    </style:style>
    <style:style style:name="T210" style:family="text">
      <style:text-properties fo:font-style="normal" officeooo:rsid="01200d30" style:font-style-asian="normal" style:font-style-complex="normal"/>
    </style:style>
    <style:style style:name="T211" style:family="text">
      <style:text-properties fo:font-style="normal" officeooo:rsid="01208113" style:font-style-asian="normal" style:font-style-complex="normal"/>
    </style:style>
    <style:style style:name="T212" style:family="text">
      <style:text-properties fo:font-style="normal" officeooo:rsid="01226827" style:font-style-asian="normal" style:font-style-complex="normal"/>
    </style:style>
    <style:style style:name="T213" style:family="text">
      <style:text-properties fo:font-style="normal" officeooo:rsid="012385ee" style:font-style-asian="normal" style:font-style-complex="normal"/>
    </style:style>
    <style:style style:name="T214" style:family="text">
      <style:text-properties fo:font-style="normal" officeooo:rsid="0124ba0f" style:font-style-asian="normal" style:font-style-complex="normal"/>
    </style:style>
    <style:style style:name="T215" style:family="text">
      <style:text-properties fo:font-style="normal" officeooo:rsid="01252018" style:font-style-asian="normal" style:font-style-complex="normal"/>
    </style:style>
    <style:style style:name="T216" style:family="text">
      <style:text-properties fo:font-style="normal" officeooo:rsid="012652f9" style:font-style-asian="normal" style:font-style-complex="normal"/>
    </style:style>
    <style:style style:name="T217" style:family="text">
      <style:text-properties fo:font-style="normal" officeooo:rsid="01268f02" style:font-style-asian="normal" style:font-style-complex="normal"/>
    </style:style>
    <style:style style:name="T218" style:family="text">
      <style:text-properties fo:font-style="normal" officeooo:rsid="012918ec" style:font-style-asian="normal" style:font-style-complex="normal"/>
    </style:style>
    <style:style style:name="T219" style:family="text">
      <style:text-properties fo:font-style="normal" officeooo:rsid="01294f6c" style:font-style-asian="normal" style:font-style-complex="normal"/>
    </style:style>
    <style:style style:name="T220" style:family="text">
      <style:text-properties fo:font-style="normal" officeooo:rsid="012a0bf3" style:font-style-asian="normal" style:font-style-complex="normal"/>
    </style:style>
    <style:style style:name="T221" style:family="text">
      <style:text-properties fo:font-style="normal" officeooo:rsid="012af6bc" style:font-style-asian="normal" style:font-style-complex="normal"/>
    </style:style>
    <style:style style:name="T222" style:family="text">
      <style:text-properties fo:font-style="normal" officeooo:rsid="012bbada" style:font-style-asian="normal" style:font-style-complex="normal"/>
    </style:style>
    <style:style style:name="T223" style:family="text">
      <style:text-properties fo:font-style="normal" officeooo:rsid="012c1d30" style:font-style-asian="normal" style:font-style-complex="normal"/>
    </style:style>
    <style:style style:name="T224" style:family="text">
      <style:text-properties fo:font-style="normal" officeooo:rsid="012c74f8" style:font-style-asian="normal" style:font-style-complex="normal"/>
    </style:style>
    <style:style style:name="T225" style:family="text">
      <style:text-properties fo:font-style="normal" officeooo:rsid="012e16e0" style:font-style-asian="normal" style:font-style-complex="normal"/>
    </style:style>
    <style:style style:name="T226" style:family="text">
      <style:text-properties fo:font-style="normal" officeooo:rsid="012fc1e8" style:font-style-asian="normal" style:font-style-complex="normal"/>
    </style:style>
    <style:style style:name="T227" style:family="text">
      <style:text-properties fo:font-style="normal" officeooo:rsid="0130cfd0" style:font-style-asian="normal" style:font-style-complex="normal"/>
    </style:style>
    <style:style style:name="T228" style:family="text">
      <style:text-properties fo:font-style="normal" officeooo:rsid="0132b642" style:font-style-asian="normal" style:font-style-complex="normal"/>
    </style:style>
    <style:style style:name="T229" style:family="text">
      <style:text-properties fo:font-style="normal" officeooo:rsid="01339c8d" style:font-style-asian="normal" style:font-style-complex="normal"/>
    </style:style>
    <style:style style:name="T230" style:family="text">
      <style:text-properties fo:font-style="normal" officeooo:rsid="01346b6a" style:font-style-asian="normal" style:font-style-complex="normal"/>
    </style:style>
    <style:style style:name="T231" style:family="text">
      <style:text-properties fo:font-style="normal" officeooo:rsid="0135f6b6" style:font-style-asian="normal" style:font-style-complex="normal"/>
    </style:style>
    <style:style style:name="T232" style:family="text">
      <style:text-properties fo:font-style="normal" officeooo:rsid="01370661" style:font-style-asian="normal" style:font-style-complex="normal"/>
    </style:style>
    <style:style style:name="T233" style:family="text">
      <style:text-properties fo:font-style="normal" officeooo:rsid="01371938" style:font-style-asian="normal" style:font-style-complex="normal"/>
    </style:style>
    <style:style style:name="T234" style:family="text">
      <style:text-properties fo:font-style="normal" officeooo:rsid="013d2ae8" style:font-style-asian="normal" style:font-style-complex="normal"/>
    </style:style>
    <style:style style:name="T235" style:family="text">
      <style:text-properties fo:font-style="normal" officeooo:rsid="013f22f3" style:font-style-asian="normal" style:font-style-complex="normal"/>
    </style:style>
    <style:style style:name="T236" style:family="text">
      <style:text-properties fo:font-style="normal" officeooo:rsid="013ff0e0" style:font-style-asian="normal" style:font-style-complex="normal"/>
    </style:style>
    <style:style style:name="T237" style:family="text">
      <style:text-properties fo:font-style="normal" officeooo:rsid="01407603" style:font-style-asian="normal" style:font-style-complex="normal"/>
    </style:style>
    <style:style style:name="T238" style:family="text">
      <style:text-properties fo:font-style="normal" officeooo:rsid="0140a3f0" style:font-style-asian="normal" style:font-style-complex="normal"/>
    </style:style>
    <style:style style:name="T239" style:family="text">
      <style:text-properties fo:font-style="normal" officeooo:rsid="01438ed7" style:font-style-asian="normal" style:font-style-complex="normal"/>
    </style:style>
    <style:style style:name="T240" style:family="text">
      <style:text-properties fo:font-style="normal" officeooo:rsid="0145754c" style:font-style-asian="normal" style:font-style-complex="normal"/>
    </style:style>
    <style:style style:name="T241" style:family="text">
      <style:text-properties fo:font-style="normal" officeooo:rsid="0145a278" style:font-style-asian="normal" style:font-style-complex="normal"/>
    </style:style>
    <style:style style:name="T242" style:family="text">
      <style:text-properties fo:font-style="normal" officeooo:rsid="01476864" style:font-style-asian="normal" style:font-style-complex="normal"/>
    </style:style>
    <style:style style:name="T243" style:family="text">
      <style:text-properties fo:font-style="normal" officeooo:rsid="01496361" style:font-style-asian="normal" style:font-style-complex="normal"/>
    </style:style>
    <style:style style:name="T244" style:family="text">
      <style:text-properties fo:font-style="normal" officeooo:rsid="014ce0ca" style:font-style-asian="normal" style:font-style-complex="normal"/>
    </style:style>
    <style:style style:name="T245" style:family="text">
      <style:text-properties fo:font-style="normal" officeooo:rsid="014da33b" style:font-style-asian="normal" style:font-style-complex="normal"/>
    </style:style>
    <style:style style:name="T246" style:family="text">
      <style:text-properties fo:font-style="normal" officeooo:rsid="014f7503" style:font-style-asian="normal" style:font-style-complex="normal"/>
    </style:style>
    <style:style style:name="T247" style:family="text">
      <style:text-properties fo:font-style="normal" officeooo:rsid="015041a8" style:font-style-asian="normal" style:font-style-complex="normal"/>
    </style:style>
    <style:style style:name="T248" style:family="text">
      <style:text-properties fo:font-style="normal" officeooo:rsid="0150cc04" style:font-style-asian="normal" style:font-style-complex="normal"/>
    </style:style>
    <style:style style:name="T249" style:family="text">
      <style:text-properties fo:font-style="normal" officeooo:rsid="0152867a" style:font-style-asian="normal" style:font-style-complex="normal"/>
    </style:style>
    <style:style style:name="T250" style:family="text">
      <style:text-properties fo:font-style="normal" officeooo:rsid="015410a7" style:font-style-asian="normal" style:font-style-complex="normal"/>
    </style:style>
    <style:style style:name="T251" style:family="text">
      <style:text-properties fo:font-style="normal" officeooo:rsid="0155f902" style:font-style-asian="normal" style:font-style-complex="normal"/>
    </style:style>
    <style:style style:name="T252" style:family="text">
      <style:text-properties fo:font-style="normal" officeooo:rsid="01560f89" style:font-style-asian="normal" style:font-style-complex="normal"/>
    </style:style>
    <style:style style:name="T253" style:family="text">
      <style:text-properties fo:font-style="normal" officeooo:rsid="01584607" style:font-style-asian="normal" style:font-style-complex="normal"/>
    </style:style>
    <style:style style:name="T254" style:family="text">
      <style:text-properties fo:font-style="normal" officeooo:rsid="01598d99" style:font-style-asian="normal" style:font-style-complex="normal"/>
    </style:style>
    <style:style style:name="T255" style:family="text">
      <style:text-properties fo:font-style="normal" officeooo:rsid="0159952c" style:font-style-asian="normal" style:font-style-complex="normal"/>
    </style:style>
    <style:style style:name="T256" style:family="text">
      <style:text-properties fo:font-style="normal" officeooo:rsid="015b5b67" style:font-style-asian="normal" style:font-style-complex="normal"/>
    </style:style>
    <style:style style:name="T257" style:family="text">
      <style:text-properties fo:font-style="normal" officeooo:rsid="015c3fdf" style:font-style-asian="normal" style:font-style-complex="normal"/>
    </style:style>
    <style:style style:name="T258" style:family="text">
      <style:text-properties fo:font-style="normal" officeooo:rsid="015d053d" style:font-style-asian="normal" style:font-style-complex="normal"/>
    </style:style>
    <style:style style:name="T259" style:family="text">
      <style:text-properties fo:font-style="normal" officeooo:rsid="0162dd9a" style:font-style-asian="normal" style:font-style-complex="normal"/>
    </style:style>
    <style:style style:name="T260" style:family="text">
      <style:text-properties fo:font-style="normal" officeooo:rsid="0166287a" style:font-style-asian="normal" style:font-style-complex="normal"/>
    </style:style>
    <style:style style:name="T261" style:family="text">
      <style:text-properties fo:font-style="normal" officeooo:rsid="01672072" style:font-style-asian="normal" style:font-style-complex="normal"/>
    </style:style>
    <style:style style:name="T262" style:family="text">
      <style:text-properties fo:font-style="normal" officeooo:rsid="016b29c7" style:font-style-asian="normal" style:font-style-complex="normal"/>
    </style:style>
    <style:style style:name="T263" style:family="text">
      <style:text-properties fo:font-style="normal" fo:font-weight="bold" officeooo:rsid="005330fd" style:font-style-asian="normal" style:font-weight-asian="bold" style:font-style-complex="normal" style:font-weight-complex="bold"/>
    </style:style>
    <style:style style:name="T264" style:family="text">
      <style:text-properties fo:font-style="normal" fo:font-weight="bold" officeooo:rsid="00e42df4" style:font-style-asian="normal" style:font-weight-asian="bold" style:font-style-complex="normal" style:font-weight-complex="bold"/>
    </style:style>
    <style:style style:name="T265" style:family="text">
      <style:text-properties fo:font-style="normal" style:text-underline-style="solid" style:text-underline-width="auto" style:text-underline-color="font-color" officeooo:rsid="00b4fb0a" style:font-style-asian="normal" style:font-style-complex="normal"/>
    </style:style>
    <style:style style:name="T266" style:family="text">
      <style:text-properties officeooo:rsid="001f3d15"/>
    </style:style>
    <style:style style:name="T267" style:family="text">
      <style:text-properties officeooo:rsid="00234be1"/>
    </style:style>
    <style:style style:name="T268" style:family="text">
      <style:text-properties officeooo:rsid="002410dd"/>
    </style:style>
    <style:style style:name="T269" style:family="text">
      <style:text-properties officeooo:rsid="0025feaf"/>
    </style:style>
    <style:style style:name="T270" style:family="text">
      <style:text-properties officeooo:rsid="00279183"/>
    </style:style>
    <style:style style:name="T271" style:family="text">
      <style:text-properties officeooo:rsid="00425c5c"/>
    </style:style>
    <style:style style:name="T272" style:family="text">
      <style:text-properties officeooo:rsid="0045234c"/>
    </style:style>
    <style:style style:name="T273" style:family="text">
      <style:text-properties officeooo:rsid="00470441"/>
    </style:style>
    <style:style style:name="T274" style:family="text">
      <style:text-properties officeooo:rsid="004db0a6"/>
    </style:style>
    <style:style style:name="T275" style:family="text">
      <style:text-properties officeooo:rsid="006d73d2"/>
    </style:style>
    <style:style style:name="T276" style:family="text">
      <style:text-properties officeooo:rsid="00804fd2"/>
    </style:style>
    <style:style style:name="T277" style:family="text">
      <style:text-properties officeooo:rsid="008205d2"/>
    </style:style>
    <style:style style:name="T278" style:family="text">
      <style:text-properties officeooo:rsid="00828ff4"/>
    </style:style>
    <style:style style:name="T279" style:family="text">
      <style:text-properties officeooo:rsid="00840e7d"/>
    </style:style>
    <style:style style:name="T280" style:family="text">
      <style:text-properties fo:font-weight="bold" officeooo:rsid="005330fd" style:font-weight-asian="bold" style:font-weight-complex="bold"/>
    </style:style>
    <style:style style:name="T281" style:family="text">
      <style:text-properties officeooo:rsid="00864b48"/>
    </style:style>
    <style:style style:name="T282" style:family="text">
      <style:text-properties officeooo:rsid="0087fd9d"/>
    </style:style>
    <style:style style:name="T283" style:family="text">
      <style:text-properties officeooo:rsid="0089b152"/>
    </style:style>
    <style:style style:name="T284" style:family="text">
      <style:text-properties officeooo:rsid="008a7486"/>
    </style:style>
    <style:style style:name="T285" style:family="text">
      <style:text-properties officeooo:rsid="008ba113"/>
    </style:style>
    <style:style style:name="T286" style:family="text">
      <style:text-properties officeooo:rsid="008cf540"/>
    </style:style>
    <style:style style:name="T287" style:family="text">
      <style:text-properties style:text-underline-style="solid" style:text-underline-width="auto" style:text-underline-color="font-color"/>
    </style:style>
    <style:style style:name="T288" style:family="text">
      <style:text-properties officeooo:rsid="00b94427"/>
    </style:style>
    <style:style style:name="T289" style:family="text">
      <style:text-properties officeooo:rsid="00c5102b"/>
    </style:style>
    <style:style style:name="T290" style:family="text">
      <style:text-properties officeooo:rsid="00c7ec7b"/>
    </style:style>
    <style:style style:name="T291" style:family="text">
      <style:text-properties officeooo:rsid="00c83fd5"/>
    </style:style>
    <style:style style:name="T292" style:family="text">
      <style:text-properties officeooo:rsid="00c9c025"/>
    </style:style>
    <style:style style:name="T293" style:family="text">
      <style:text-properties officeooo:rsid="00ca40f9"/>
    </style:style>
    <style:style style:name="T294" style:family="text">
      <style:text-properties officeooo:rsid="00cb71b0"/>
    </style:style>
    <style:style style:name="T295" style:family="text">
      <style:text-properties officeooo:rsid="00cc3a21"/>
    </style:style>
    <style:style style:name="T296" style:family="text">
      <style:text-properties officeooo:rsid="00ccba6c"/>
    </style:style>
    <style:style style:name="T297" style:family="text">
      <style:text-properties officeooo:rsid="00cde9a9"/>
    </style:style>
    <style:style style:name="T298" style:family="text">
      <style:text-properties officeooo:rsid="00cf55f1"/>
    </style:style>
    <style:style style:name="T299" style:family="text">
      <style:text-properties officeooo:rsid="00d0433a"/>
    </style:style>
    <style:style style:name="T300" style:family="text">
      <style:text-properties officeooo:rsid="00d0bb18"/>
    </style:style>
    <style:style style:name="T301" style:family="text">
      <style:text-properties officeooo:rsid="00d1828e"/>
    </style:style>
    <style:style style:name="T302" style:family="text">
      <style:text-properties officeooo:rsid="00d322c1"/>
    </style:style>
    <style:style style:name="T303" style:family="text">
      <style:text-properties officeooo:rsid="00d333ca"/>
    </style:style>
    <style:style style:name="T304" style:family="text">
      <style:text-properties officeooo:rsid="00d98804"/>
    </style:style>
    <style:style style:name="T305" style:family="text">
      <style:text-properties officeooo:rsid="00e93e0d"/>
    </style:style>
    <style:style style:name="T306" style:family="text">
      <style:text-properties officeooo:rsid="013977aa"/>
    </style:style>
    <style:style style:name="T307" style:family="text">
      <style:text-properties officeooo:rsid="0145a278"/>
    </style:style>
    <style:style style:name="T308" style:family="text">
      <style:text-properties officeooo:rsid="014b1984"/>
    </style:style>
    <style:style style:name="T309" style:family="text">
      <style:text-properties style:font-name="Georgia" fo:font-style="italic" officeooo:rsid="01598d99" style:font-style-asian="italic" style:font-style-complex="italic"/>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What Is Life?</text:p>
      <text:p text:style-name="P5">by Kyle Egglest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52"><text:a xlink:type="simple" xlink:href="#__RefHeading___Toc172_1691238551" text:style-name="Index_20_Link" text:visited-style-name="Index_20_Link">Introduction<text:tab/>2</text:a></text:p>
          <text:p text:style-name="P52"><text:a xlink:type="simple" xlink:href="#__RefHeading___Toc174_1691238551" text:style-name="Index_20_Link" text:visited-style-name="Index_20_Link">Prologue<text:tab/>2</text:a></text:p>
          <text:p text:style-name="P52"><text:a xlink:type="simple" xlink:href="#__RefHeading___Toc176_1691238551" text:style-name="Index_20_Link" text:visited-style-name="Index_20_Link">The Beginning<text:tab/>3</text:a></text:p>
          <text:p text:style-name="P53"><text:a xlink:type="simple" xlink:href="#__RefHeading___Toc178_1691238551" text:style-name="Index_20_Link" text:visited-style-name="Index_20_Link">We Have To Start Somewhere<text:tab/>3</text:a></text:p>
          <text:p text:style-name="P53"><text:a xlink:type="simple" xlink:href="#__RefHeading___Toc196_1691238551" text:style-name="Index_20_Link" text:visited-style-name="Index_20_Link">Not Everything Makes Sense<text:tab/>3</text:a></text:p>
          <text:p text:style-name="P53"><text:a xlink:type="simple" xlink:href="#__RefHeading___Toc507_1691238551" text:style-name="Index_20_Link" text:visited-style-name="Index_20_Link"><text:span text:style-name="T42">Y</text:span><text:span text:style-name="T42">ou’ve Got To Keep Going</text:span><text:tab/>4</text:a></text:p>
          <text:p text:style-name="P53"><text:a xlink:type="simple" xlink:href="#__RefHeading___Toc1039_1691238551" text:style-name="Index_20_Link" text:visited-style-name="Index_20_Link"><text:span text:style-name="T42">T</text:span><text:span text:style-name="T42">hinking Things Through</text:span><text:tab/>5</text:a></text:p>
          <text:p text:style-name="P52"><text:a xlink:type="simple" xlink:href="#__RefHeading___Toc668_4145929403" text:style-name="Index_20_Link" text:visited-style-name="Index_20_Link"><text:span text:style-name="T42">T</text:span><text:span text:style-name="T42">he Middle</text:span><text:tab/>6</text:a></text:p>
          <text:p text:style-name="P53"><text:a xlink:type="simple" xlink:href="#__RefHeading___Toc670_4145929403" text:style-name="Index_20_Link" text:visited-style-name="Index_20_Link">The Past<text:tab/>6</text:a></text:p>
          <text:p text:style-name="P53"><text:a xlink:type="simple" xlink:href="#__RefHeading___Toc940_4145929403" text:style-name="Index_20_Link" text:visited-style-name="Index_20_Link"><text:span text:style-name="T42">T</text:span><text:span text:style-name="T42">he Present</text:span><text:tab/>7</text:a></text:p>
          <text:p text:style-name="P53"><text:a xlink:type="simple" xlink:href="#__RefHeading___Toc1011_4186773524" text:style-name="Index_20_Link" text:visited-style-name="Index_20_Link"><text:span text:style-name="T42">T</text:span><text:span text:style-name="T42">he Future</text:span><text:tab/>9</text:a></text:p>
          <text:p text:style-name="P54"><text:a xlink:type="simple" xlink:href="#__RefHeading___Toc1103_4186773524" text:style-name="Index_20_Link" text:visited-style-name="Index_20_Link"><text:span text:style-name="T42">T</text:span><text:span text:style-name="T42">ime Travel</text:span><text:tab/>9</text:a></text:p>
          <text:p text:style-name="P54"><text:a xlink:type="simple" xlink:href="#__RefHeading___Toc1142_217679637" text:style-name="Index_20_Link" text:visited-style-name="Index_20_Link"><text:span text:style-name="T42">J</text:span><text:span text:style-name="T42">aded</text:span><text:tab/>9</text:a></text:p>
          <text:p text:style-name="P53"><text:a xlink:type="simple" xlink:href="#__RefHeading___Toc1234_217679637" text:style-name="Index_20_Link" text:visited-style-name="Index_20_Link"><text:span text:style-name="T42">L</text:span><text:span text:style-name="T42">ife Is Weird</text:span><text:tab/>10</text:a></text:p>
          <text:p text:style-name="P54"><text:a xlink:type="simple" xlink:href="#__RefHeading___Toc1397_3132659315" text:style-name="Index_20_Link" text:visited-style-name="Index_20_Link"><text:span text:style-name="T42">L</text:span><text:span text:style-name="T42">ittle Green Men</text:span><text:tab/>10</text:a></text:p>
          <text:p text:style-name="P54"><text:a xlink:type="simple" xlink:href="#__RefHeading___Toc1429_2846621028" text:style-name="Index_20_Link" text:visited-style-name="Index_20_Link"><text:span text:style-name="T42">G</text:span><text:span text:style-name="T42">overnment Cover up</text:span><text:tab/>11</text:a></text:p>
          <text:p text:style-name="P54"><text:a xlink:type="simple" xlink:href="#__RefHeading___Toc1649_2846621028" text:style-name="Index_20_Link" text:visited-style-name="Index_20_Link">Fun and Games<text:tab/>12</text:a></text:p>
          <text:p text:style-name="P54"><text:a xlink:type="simple" xlink:href="#__RefHeading___Toc1925_2846621028" text:style-name="Index_20_Link" text:visited-style-name="Index_20_Link">Lemons<text:tab/>13</text:a></text:p>
          <text:p text:style-name="P54"><text:a xlink:type="simple" xlink:href="#__RefHeading___Toc2101_2846621028" text:style-name="Index_20_Link" text:visited-style-name="Index_20_Link"><text:span text:style-name="T42">W</text:span><text:span text:style-name="T42">hat’s Past Is Prologue</text:span><text:tab/>14</text:a></text:p>
          <text:p text:style-name="P54"><text:a xlink:type="simple" xlink:href="#__RefHeading___Toc2230_2846621028" text:style-name="Index_20_Link" text:visited-style-name="Index_20_Link"><text:span text:style-name="T42">W</text:span><text:span text:style-name="T42">e’re Only Human</text:span><text:tab/>14</text:a></text:p>
          <text:p text:style-name="P53"><text:a xlink:type="simple" xlink:href="#__RefHeading___Toc2424_2846621028" text:style-name="Index_20_Link" text:visited-style-name="Index_20_Link"><text:span text:style-name="T42">M</text:span><text:span text:style-name="T42">ental Illness</text:span><text:tab/>15</text:a></text:p>
          <text:p text:style-name="P54"><text:a xlink:type="simple" xlink:href="#__RefHeading___Toc2441_2846621028" text:style-name="Index_20_Link" text:visited-style-name="Index_20_Link">Why Did God Do This To Me?<text:tab/>15</text:a></text:p>
          <text:p text:style-name="P54"><text:a xlink:type="simple" xlink:href="#__RefHeading___Toc2094_3586674956" text:style-name="Index_20_Link" text:visited-style-name="Index_20_Link"><text:span text:style-name="T42">W</text:span><text:span text:style-name="T42">hy Me?</text:span><text:tab/>16</text:a></text:p>
          <text:p text:style-name="P54"><text:a xlink:type="simple" xlink:href="#__RefHeading___Toc2410_3586674956" text:style-name="Index_20_Link" text:visited-style-name="Index_20_Link"><text:span text:style-name="T42">S</text:span><text:span text:style-name="T42">ometimes Things Don’t Add Up</text:span><text:tab/>17</text:a></text:p>
          <text:p text:style-name="P54"><text:a xlink:type="simple" xlink:href="#__RefHeading___Toc2562_3586674956" text:style-name="Index_20_Link" text:visited-style-name="Index_20_Link"><text:span text:style-name="T42">V</text:span><text:span text:style-name="T42">oices</text:span><text:tab/>17</text:a></text:p>
          <text:p text:style-name="P54"><text:a xlink:type="simple" xlink:href="#__RefHeading___Toc2759_3586674956" text:style-name="Index_20_Link" text:visited-style-name="Index_20_Link"><text:span text:style-name="T42">L</text:span><text:span text:style-name="T42">iving Your Best Life</text:span><text:tab/>18</text:a></text:p>
          <text:p text:style-name="P54"><text:a xlink:type="simple" xlink:href="#__RefHeading___Toc2896_3586674956" text:style-name="Index_20_Link" text:visited-style-name="Index_20_Link"><text:span text:style-name="T42">A</text:span><text:span text:style-name="T42">nxious To Live</text:span><text:tab/>18</text:a></text:p>
          <text:p text:style-name="P54"><text:a xlink:type="simple" xlink:href="#__RefHeading___Toc2588_4246929340" text:style-name="Index_20_Link" text:visited-style-name="Index_20_Link">Death, A Certain End<text:tab/>19</text:a></text:p>
          <text:p text:style-name="P53"><text:a xlink:type="simple" xlink:href="#__RefHeading___Toc3257_4246929340" text:style-name="Index_20_Link" text:visited-style-name="Index_20_Link"><text:span text:style-name="T42">H</text:span><text:span text:style-name="T42">ave We Not Heard The Chimes At Midnight</text:span><text:tab/>21</text:a></text:p>
          <text:p text:style-name="P54"><text:a xlink:type="simple" xlink:href="#__RefHeading___Toc3110_1071567929" text:style-name="Index_20_Link" text:visited-style-name="Index_20_Link"><text:span text:style-name="T42">I</text:span><text:span text:style-name="T42">t Would Have Been Nice</text:span><text:tab/>21</text:a></text:p>
        </text:index-body>
      </text:table-of-content>
      <text:p text:style-name="Text_20_body"/>
      <text:h text:style-name="P8" text:outline-level="1"><text:bookmark-start text:name="__RefHeading___Toc172_1691238551"/>Introduction<text:bookmark-end text:name="__RefHeading___Toc172_1691238551"/></text:h>
      <text:p text:style-name="P9"><text:tab/><text:span text:style-name="T266">W</text:span>hat exactly is this? Let’s be honest, I don’t know what this document will turn out to be. It could crash and burn right in my hands as I’m typing it. I don’t have a clue. <text:span text:style-name="T10">It’s just some thoughts placed here and there hopefully coming together in some kind of organized manner. Heh, organized. I doubt I’ve ever used that word to describe anything I’ve ever written.</text:span></text:p>
      <text:p text:style-name="P9"><text:tab/><text:span text:style-name="T11">That’s what this life does to you, it takes an unorganized person’s thoughts and simply makes them think things through until you reach the point where you no longer are confused. Well, I </text:span><text:span text:style-name="T13">think</text:span><text:span text:style-name="T43"> that’s the main purpose of this life for most people. There are us outliers who really don’t have a clue how any of this is meant to proceed; and that’s okay!</text:span></text:p>
      <text:p text:style-name="P9"><text:span text:style-name="T43"><text:tab/></text:span><text:span text:style-name="T44">There’s an old saying “that’s just life for you”, or something along those lines. Life just has a way of changing things up when you least expect it. It tends to drive people mad or crazy at times as well. It would be nice if for once life didn’t do that. But it does.</text:span></text:p>
      <text:p text:style-name="P18"><text:tab/>I’d like to say I have it all figured out, but I don’t. I’m not sure there’s anyone out there who has everything figured out. People say they have life figured out, but let’s face it we’re all flying by the seat of our pants most of the time. No one has a clue what’s going to happen tomorrow, it’s not written yet. Life just comes flying at us without us saying a word.</text:p>
      <text:p text:style-name="P18"><text:tab/>That’s what this life is all about.</text:p>
      <text:p text:style-name="P10"><text:span text:style-name="T42">Kyle Eggleston<text:line-break/>Thinking In The Dark<text:line-break/>March </text:span><text:span text:style-name="T68">5</text:span><text:span text:style-name="T42">, 2026</text:span></text:p>
      <text:h text:style-name="P3" text:outline-level="1"><text:bookmark-start text:name="__RefHeading___Toc174_1691238551"/>Prologue<text:bookmark-end text:name="__RefHeading___Toc174_1691238551"/></text:h>
      <text:p text:style-name="P6"><text:tab/>Life comes to us in many different ways. <text:span text:style-name="T1">So many ways we can’t be expected to keep track of it all, can we? I don’t believe so. Life has a purpose, sometimes it takes an entire lifetime to figure out what that purpose is though. I don’t make the rules, that’s just how it is.</text:span></text:p>
      <text:p text:style-name="P6"><text:tab/><text:span text:style-name="T2">So, what is this document all about? I’m glad you asked. It is about what this life is to me. Plain and simple. </text:span><text:span text:style-name="T3">Life has its moments, some are good and some are bad. I’d like to explore some of both. The good and the bad. Possibly the ugly that comes across my mind day in and day out. It’s all part of the gig I think.</text:span></text:p>
      <text:p text:style-name="P6"><text:tab/><text:span text:style-name="T308">What else is there to talk about but life. Isn’t that what most people are concerned about these days? How you get along with others, how this life opens up for you. How everything comes connected together? Something along these lines I think is the perfect </text:span><text:soft-page-break/><text:span text:style-name="T308">answer. Nothing happens just because. There seems to be a reason to it all. I just don’t know what that reason is. I’ve yet to find out that reason, I’m sure it’s out there somewhere just waiting to be found. But, well that’s to be determined I suppose.</text:span></text:p>
      <text:h text:style-name="P3" text:outline-level="1"><text:bookmark-start text:name="__RefHeading___Toc176_1691238551"/>The Beginning<text:bookmark-end text:name="__RefHeading___Toc176_1691238551"/></text:h>
      <text:h text:style-name="P4" text:outline-level="2"><text:bookmark-start text:name="__RefHeading___Toc178_1691238551"/>We Have To Start Somewhere<text:bookmark-end text:name="__RefHeading___Toc178_1691238551"/></text:h>
      <text:p text:style-name="P7"><text:tab/><text:span text:style-name="T4">Where to begin. This life begins with a birth. My birth to be exact. I’m pretty sure I gave the doctors and nurses a run for their money when I was born. I had a lot of things wrong with me that they had to fix. Yeah I was a mess. </text:span><text:span text:style-name="T5">But, as all things do, I got better.</text:span></text:p>
      <text:p text:style-name="P7"><text:tab/><text:span text:style-name="T6">Come to think of it, the start of life is the beginning of troubles for <text:s/>many people. </text:span><text:span text:style-name="T7">Some don’t grasp just how difficult this life can be at times. It comes and goes so fast, so quick, that we just don’t know whether we’re coming or going most days.</text:span><text:span text:style-name="T7"><text:note text:id="ftn1" text:note-class="footnote"><text:note-citation>1</text:note-citation><text:note-body><text:p text:style-name="P39">Times become difficult when we don’t know if we’re coming or going. It’s just a thing that happens I guess. One day we’re here and the next we’re there. There’s no simple way to figure out exactly where we are at any given moment in life. <text:span text:style-name="T8">Trying to get through this life can be difficult, it’s a long slope downward at times and an uphill battle at other times. That’s life for you.</text:span></text:p></text:note-body></text:note></text:span><text:span text:style-name="T7"> </text:span><text:span text:style-name="T9">In order to get past those kinds of days, one simply needs to look up. A chin up attitude helps in so many ways. You just never know how things will work out for you.</text:span></text:p>
      <text:h text:style-name="Heading_20_2" text:outline-level="2"><text:bookmark-start text:name="__RefHeading___Toc196_1691238551"/>Not Everything Makes Sense<text:bookmark-end text:name="__RefHeading___Toc196_1691238551"/></text:h>
      <text:p text:style-name="P11"><text:tab/><text:span text:style-name="T267">There are things in life that don’t make sense. </text:span><text:span text:style-name="T268">So many things that happen or occur where we are left scratching our heads thinking what he hell just happened? </text:span><text:span text:style-name="T269">It happens more than you would think. </text:span><text:span text:style-name="T270">Granted it would be nice if things in this life made sense. I’m not sure </text:span><text:span text:style-name="T14">how</text:span><text:span text:style-name="T45"> that would take place or </text:span><text:span text:style-name="T14">what</text:span><text:span text:style-name="T45"> it would look like. But the </text:span><text:span text:style-name="T14">idea</text:span><text:span text:style-name="T45"> that something is out there that actually makes sense in this life? Now that’s something to talk about.</text:span></text:p>
      <text:p text:style-name="P11"><text:span text:style-name="T45"><text:tab/></text:span><text:span text:style-name="T46">If nothing makes sense, and we’re just living life by holding onto whatever comes along this life will never make sense. </text:span><text:span text:style-name="T47">Perhaps it’s not meant to make sense. Now there’s a thought. I suppose if life were to make 100% absolute sense, there wouldn’t be any mysteries left now would there. </text:span><text:span text:style-name="T48">Is that what drives us? A good mystery to be solved? Is life just a big mystery that no one knows how to solve?</text:span></text:p>
      <text:p text:style-name="P11"><text:span text:style-name="T48"><text:tab/></text:span><text:span text:style-name="T49">I suppose if there was one thing that made sense is a certain fact. There’s an old adage: </text:span><text:span text:style-name="T32">In this world, nothing can be said to be certain, except death and taxes.</text:span><text:span text:style-name="T32"><text:note text:id="ftn2" text:note-class="footnote"><text:note-citation>2</text:note-citation><text:note-body><text:p text:style-name="P40">Benjamin Franklin from a 1789 letter to Jean-Baptiste Leroy regarding the new U.S. Constitution.</text:p></text:note-body></text:note></text:span></text:p>
      <text:p text:style-name="P11"><text:span text:style-name="T49"><text:tab/></text:span><text:span text:style-name="T50">Death is a certainty. Everyone goes through it. It is the ultimate gateway out of this life. Some say this miserable life is hell, well I would have to agree with that. Life feels like hell a </text:span><text:soft-page-break/><text:span text:style-name="T50">lot of time, hell on Earth as it were. When people say you’re going to go through hell, no thanks I’m already living it. </text:span><text:span text:style-name="T51">Life is difficult at times. Too difficult from time to time actually. I would rather not think about it, but here I am doing exactly that. When life gets rough or hard, you just have to keep moving forward. There’s nothing else you can do but that.</text:span></text:p>
      <text:p text:style-name="P11"><text:span text:style-name="T51"><text:tab/>I don’t make up the rules, that’s just how things are. </text:span><text:span text:style-name="T52">I’d love to make some rules now and then, but I doubt it would do me any good. </text:span><text:span text:style-name="T53">Who would want to follow them to begin with? I know I’m not much of a rule follower when it comes to my own decision to follow them. Well there are </text:span><text:span text:style-name="T15">some</text:span><text:span text:style-name="T53"> rules that you just have to follow in life. No exceptions.</text:span></text:p>
      <text:p text:style-name="P11"><text:span text:style-name="T53"><text:tab/></text:span><text:span text:style-name="T54">Do you ever wonder how people make it through this life? Do you ever wonder how you make it day by day? I tend to wonder that a lot from time to time. </text:span><text:span text:style-name="T55">I mean seriously how do I manage to survive everyday as they go by? </text:span><text:span text:style-name="T56">I’m not sure I know how any of that’s supposed to work if I’m being honest.</text:span></text:p>
      <text:h text:style-name="P4" text:outline-level="2"><text:bookmark-start text:name="__RefHeading___Toc507_1691238551"/><text:span text:style-name="T56">Y</text:span><text:span text:style-name="T42">ou’ve Got To Keep Going</text:span><text:bookmark-end text:name="__RefHeading___Toc507_1691238551"/></text:h>
      <text:p text:style-name="P12"><text:span text:style-name="T42"><text:tab/>No matter what happens in this life, you have to keep moving forward. You have to keep going. But moving forward isn’t just the only thing you have to do. You have to be able to shape yourself into situations and make things possible. </text:span><text:span text:style-name="T57">Being fluid is an important ability to master. There’s a rather famous quote I enjoy:</text:span></text:p>
      <text:p text:style-name="P45">Empty your mind, be formless. Shapeless, like water. If you put water into a cup, it becomes the cup. You put water into a bottle and it becomes the bottle. You put it in a teapot it becomes the teapot. Now, water can flow or it can crash. Be water, my friend.<text:note text:id="ftn3" text:note-class="footnote"><text:note-citation>3</text:note-citation><text:note-body><text:p text:style-name="P41">Bruce Lee</text:p></text:note-body></text:note></text:p>
      <text:p text:style-name="P13"><text:span text:style-name="T42"><text:tab/></text:span><text:span text:style-name="T58">Being able to shape yourself into whatever is needed in a given moment can be a good thing at times. </text:span><text:span text:style-name="T59">You’re versatile, movable, adaptable. Whatever comes your way you can handle it. Life throws some crazy things at us from time to time, we need to be able to handle whatever comes our way in order to make it through the rough times so we can enjoy the good times.</text:span></text:p>
      <text:p text:style-name="P13"><text:span text:style-name="T59"><text:tab/></text:span><text:span text:style-name="T60">When we’re going through the bad times, we remember how good the good times were and that can help us keep moving forward </text:span><text:span text:style-name="T61">by looking forward to those good times again. </text:span><text:span text:style-name="T62">I won’t lie, it would be nice not to have to live through those kinds of experiences ever again. </text:span><text:span text:style-name="T63">But that’s not how this life works unfortunately. </text:span><text:span text:style-name="T64">I can’t say for certain </text:span><text:span text:style-name="T271">how</text:span><text:span text:style-name="T64"> this life is meant to be. I don’t think it’s meant to be hard. But choices we make and things we go through during this life can make things difficult.</text:span><text:span text:style-name="T64"><text:note text:id="ftn4" text:note-class="footnote"><text:note-citation>4</text:note-citation><text:note-body><text:p text:style-name="P42">Difficult is an easy word to say what some people go through, Honestly, they go through pure hell just to face another challenge that is also pure hell. There’s got to be a better way of explaining this, but I don’t know how to do that. To me life doesn’t have a lot of gray areas. Life is either black or white. There’s nothing in <text:span text:style-name="T272">between. I’m sure there are some people who can see gray areas in their life. I just don’t see how that’s possible. I don’t know why I can’t seem to see that. </text:span><text:span text:style-name="T273">I </text:span><text:span text:style-name="T16">know</text:span><text:span text:style-name="T65"> life isn’t just black and white. My brain knows this, but I can’t seem to accept that fact.</text:span></text:p></text:note-body></text:note></text:span></text:p>
      <text:p text:style-name="P13"><text:soft-page-break/><text:span text:style-name="T64"><text:tab/></text:span><text:span text:style-name="T66">It’s said that life has a way of figuring things out by itself. It finds a way. No matter what happens, life figures out a way to sort everything out. It’s not always what we planned on mind you, but it is what’s needed at that moment in time. </text:span><text:span text:style-name="T67">That’s what matters most.</text:span></text:p>
      <text:p text:style-name="P13"><text:span text:style-name="T67"><text:tab/></text:span><text:span text:style-name="T69">Sometimes this life gets unnecessarily complex. Complex doesn’t have to mean it’s a bad thing. Complex can be good. Okay it </text:span><text:span text:style-name="T274">can</text:span><text:span text:style-name="T69"> be a bad thing at times. There’s no lie in that </text:span><text:span text:style-name="T70">thought process. Yes it would be nice if things didn’t become complex, but what would this life be if that didn’t happen from time to time. </text:span><text:span text:style-name="T71">I wish this life didn’t happen the way it happens at times. But wishing doesn’t bring about anything unless you act on it to make things different. </text:span><text:span text:style-name="T72">How does that phrase go? </text:span><text:span text:style-name="T280">If wishes were horses…</text:span><text:span text:style-name="T263"><text:note text:id="ftn5" text:note-class="footnote"><text:note-citation>5</text:note-citation><text:note-body><text:p text:style-name="Footnote">“If wishes were horses, beggars would ride” means that simply wishing for something is not enough; one must take action to make it happen. Originating as a 17th-century proverb, it suggests that if desires were easy to fulfill, everyone —even the poorest—would have everything they want.</text:p></text:note-body></text:note></text:span><text:span text:style-name="T72"> yeah something like that.</text:span></text:p>
      <text:h text:style-name="P4" text:outline-level="2"><text:bookmark-start text:name="__RefHeading___Toc1039_1691238551"/><text:span text:style-name="T72">T</text:span><text:span text:style-name="T42">hinking Things Through</text:span><text:bookmark-end text:name="__RefHeading___Toc1039_1691238551"/></text:h>
      <text:p text:style-name="P14"><text:span text:style-name="T42"><text:tab/></text:span><text:span text:style-name="T73">Life causes one to pause and think about things from time to time. </text:span><text:span text:style-name="T74">Sometimes those pauses can be therapeutic, other times they can be kind of upsetting. In fact it can be down right upsetting. </text:span><text:span text:style-name="T75">There doesn’t seem to be a rhyme or reason to any of it. Just thoughts doing their thing in a person’s brain is all.</text:span></text:p>
      <text:p text:style-name="P14"><text:span text:style-name="T75"><text:tab/></text:span><text:span text:style-name="T76">I think if there was a way to think through life without getting emotionally involved in the thoughts, things might actually be better. But that’s not possible now is it. Emotions always managed to get involved in everything we do. Emotions are emotions for a reason. So many reasons that don’t always logically make sense to a person. Emotions aren’t logical. They are in fact a form of chaos to our minds.</text:span></text:p>
      <text:p text:style-name="P14"><text:span text:style-name="T76"><text:tab/></text:span><text:span text:style-name="T77">It would be nice to be able to think without going crazy at times. </text:span><text:span text:style-name="T78">I suppose if this life was meant to be simple we wouldn’t be thinking all the time. </text:span><text:span text:style-name="T79">But we have these brains and those brains like to think about things from time to time. Sometimes overthinking can happen. Call it a phase, or a disease, call it whatever you want to it’s a thing. </text:span><text:span text:style-name="T80">Everyone thinks, there’s no rocket science to that thought.</text:span></text:p>
      <text:p text:style-name="P14"><text:span text:style-name="T80"><text:tab/></text:span><text:span text:style-name="T81">Thinking of thoughts, there are some thoughts that don’t want to leave your head. They like to stick around for the long haul. There doesn’t seem to be any reason to why that is, it just tends to happen. </text:span><text:span text:style-name="T82">They tend to live rent free in your mind. But are they really rent free? They are taking up precious space within that brain of yours.</text:span></text:p>
      <text:p text:style-name="P14"><text:span text:style-name="T82"><text:tab/></text:span><text:span text:style-name="T83">Sometimes the thoughts get so convoluted that you can’t think straight. When the thoughts start speaking nonsense to you, that might be a good idea to try and stop thinking. </text:span><text:span text:style-name="T84">But sometimes your brain just won’t shut off, so what do you do then? </text:span><text:span text:style-name="T85">If I had the answer to </text:span><text:soft-page-break/><text:span text:style-name="T85">that question, I suppose I would have all the answers. </text:span><text:span text:style-name="T86">But as luck would have it I don’t have all the answers, only more questions.</text:span><text:span text:style-name="T86"><text:note text:id="ftn6" text:note-class="footnote"><text:note-citation>6</text:note-citation><text:note-body><text:p text:style-name="P43">Questions come in so many forms and flavors. They can be silly, crazy questions that require no answer or they are questions that require an answer now, not ten years from now, now.</text:p></text:note-body></text:note></text:span></text:p>
      <text:p text:style-name="P14"><text:span text:style-name="T86"><text:tab/></text:span><text:span text:style-name="T87">If thinking has the possibility of making things better then I’m all for it. If they tend to hurt or make things worse, then they can just go away. </text:span><text:span text:style-name="T88">But thoughts don’t have the ability of just disappearing overnight. When the brain thinks, it continues to think, so here we are thinking our lives away. Always moving forward and thinking about the future.</text:span></text:p>
      <text:h text:style-name="P3" text:outline-level="1"><text:bookmark-start text:name="__RefHeading___Toc668_4145929403"/><text:span text:style-name="T88">T</text:span><text:span text:style-name="T42">he Middle</text:span><text:bookmark-end text:name="__RefHeading___Toc668_4145929403"/></text:h>
      <text:h text:style-name="P4" text:outline-level="2"><text:bookmark-start text:name="__RefHeading___Toc670_4145929403"/>The Past<text:bookmark-end text:name="__RefHeading___Toc670_4145929403"/></text:h>
      <text:p text:style-name="P15"><text:span text:style-name="T42"><text:tab/>Ah the past. It had to begin somewhere. </text:span><text:span text:style-name="T89">Everyone has a past. Some people don’t look fondly back at their pasts while others have no problem with what they’ve done. It’s a mixed bag of nuts to be honest. </text:span><text:span text:style-name="T90">I suppose that’s just how things flow from time to time. Thinking about the past can bring up bad memories for some </text:span><text:span text:style-name="T91">and good memories for others.</text:span></text:p>
      <text:p text:style-name="P15"><text:span text:style-name="T91"><text:tab/></text:span><text:span text:style-name="T92">Thinking about the past can be a good thing. It can prepare one for the future. If someone made a mistake once in the past, they can avoid making that same mistake in the future. </text:span><text:span text:style-name="T93">So in a way, the past can be a good thing to look back on. But, just because we can exist in the past doesn’t mean we should </text:span><text:span text:style-name="T275">always</text:span><text:span text:style-name="T93"> exist there.</text:span></text:p>
      <text:p text:style-name="P15"><text:span text:style-name="T93"><text:tab/></text:span><text:span text:style-name="T94">Making time to change the past isn’t possible. You can try to change the past all you want, but you cannot change the past. You can only look to the present and future with hope that the past will not haunt you </text:span><text:span text:style-name="T95">for indeed the past can haunt you.</text:span></text:p>
      <text:p text:style-name="P45">Do not dwell in the past, do not dream of the future, concentrate the mind on the present moment.<text:note text:id="ftn7" text:note-class="footnote"><text:note-citation>7</text:note-citation><text:note-body><text:p text:style-name="P44">Buddha</text:p></text:note-body></text:note></text:p>
      <text:p text:style-name="P15"><text:span text:style-name="T95"><text:tab/></text:span><text:span text:style-name="T96">Simply put, the past can bring about demons and ghosts that you may not want to revisit from time to time. </text:span><text:span text:style-name="T97">It would be nice not to think about the past as it has a tendency to just mess with your mind. But like I said, everyone has a past. It comes with the territory. Learning from the past can be beneficial, it can help prevent the future from repeating the past and so much more.</text:span></text:p>
      <text:p text:style-name="P15"><text:span text:style-name="T97"><text:tab/></text:span><text:span text:style-name="T98">If the past does come knocking, it’s best you don’t answer the door. </text:span><text:span text:style-name="T99">You wouldn’t answer the door to a stranger would you? So why would you answer the door to a past that you don’t want to relive. Why indeed. </text:span><text:span text:style-name="T100">Doesn’t quite make sense does it? No, I didn’t think so. There’s not much that make sense these days when the past is concerned.</text:span></text:p>
      <text:p text:style-name="P15"><text:soft-page-break/><text:span text:style-name="T100"><text:tab/></text:span><text:span text:style-name="T101">Time comes and goes long before we are able to figure everything that needs to be figured out. Time travel isn’t a thing, it’s not even remotely a thing. But if it were a thing? I wonder how many people would want to travel to the past to change something in their own past life. Could they effectively make a change that would change the balance of the future?</text:span></text:p>
      <text:h text:style-name="P4" text:outline-level="2"><text:bookmark-start text:name="__RefHeading___Toc940_4145929403"/><text:span text:style-name="T101">T</text:span><text:span text:style-name="T42">he Present</text:span><text:bookmark-end text:name="__RefHeading___Toc940_4145929403"/></text:h>
      <text:p text:style-name="P16"><text:span text:style-name="T42"><text:tab/></text:span><text:span text:style-name="T102">They say to cherish the present, it will never come again. Once the present is gone it becomes the past, we’ve already talked about the past. The present is also considered a gift, it is what we get today and the experiences we have can be amazing. </text:span><text:span text:style-name="T103">The present can also be scary. There are things out there that happen on a daily basis that just have the ability to scare the snot out of you. </text:span><text:span text:style-name="T104">I wish that wasn’t the case, but I have no power over what happens.</text:span></text:p>
      <text:p text:style-name="P19"><text:tab/><text:span text:style-name="T276">There is a phrase that captures looking at the present quite well:</text:span></text:p>
      <text:p text:style-name="P46">carpe diem<text:note text:id="ftn8" text:note-class="footnote"><text:note-citation>8</text:note-citation><text:note-body><text:p text:style-name="Footnote"><text:span text:style-name="T276">U</text:span>sed to urge someone to make the most of the present time and give little thought to the future. <text:span text:style-name="T278">B</text:span>ook 1 of the Roman poet Horace's work Odes (23 BC).</text:p></text:note-body></text:note></text:p>
      <text:p text:style-name="P21"><text:tab/><text:span text:style-name="T277">We need to seize the day and see what can come from it. </text:span><text:span text:style-name="T279">Only then can we measure our true potential in this life. </text:span><text:span text:style-name="T281">Only then can we properly enjoy everything this life has to offer us. To seek out that which we know to be true and good and honest, we <text:s/>must find a way to celebrate the present and see what can be learned. </text:span><text:span text:style-name="T282">If we don’t we will miss out on an opportunity so vast that we’ll regret it.</text:span></text:p>
      <text:p text:style-name="P21"><text:tab/><text:span text:style-name="T283">I’d like to say that I have everything figured out for the present state of mind. That’s not the case though. I don’t think I have anything figured out to the point I would like it to be. I mean yeah life is difficult at times, but that doesn’t mean I shouldn’t have something figured out. I’m not sure when I’ll have it all figured out. It might never happen, or it could happen in an instant. Whose to say when it will happen. It will eventually occur, I just don’t know when that will be.</text:span></text:p>
      <text:p text:style-name="P21"><text:tab/><text:span text:style-name="T284">There comes a time in everyone’s life when they have to decide if they’re going to hop on the boat and see what’s out there or stay on dry land and hope for the best. There’s no way of telling what will happen on the boat, there’s no telling what will happen on dry land. Both have their ups and downs. This life is one of those ups and downs, it’s constantly changing. Nothing is ever as it seems. Something is always going to be up, it’s up to us to figure out exactly what’s going on in life.</text:span></text:p>
      <text:p text:style-name="P21"><text:tab/><text:span text:style-name="T285">Once we have it figured out, we can then make a decision of which path we wish to follow. Is there a path of least resistance? I’m not sure. They both can be equally dangerous in their own right. We have to be able to try and figure things out from there. One step at a time. That’s all it takes is one step at a time. Without those small stepping stones upon which we </text:span><text:soft-page-break/><text:span text:style-name="T285">plant our feet, we will be unable to understand all that is going on around us. We might even end up missing something important because we didn’t attempt to follow the correct path to begin with.</text:span></text:p>
      <text:p text:style-name="P21"><text:tab/><text:span text:style-name="T285">But in all honesty, is there a correct path or are we just throwing pebbles hoping for the best. I’d like to think there is a correct or right path to life. I just have to find that path and figure out exactly where I’m headed with it. I’m not sure there is a right or wrong way to go about living. It would seem to me that life has its own thought process when it comes down to it.</text:span></text:p>
      <text:p text:style-name="P21"><text:tab/><text:span text:style-name="T286">It makes you wonder, are we here just having an experience that will eventually go away or will it stick around for a bit and we have to hang in there to see it to its end. I’m not sure what the answer is on that one, but it is an interesting thought process. I would </text:span><text:span text:style-name="T17">hope</text:span><text:span text:style-name="T105"> it all wouldn’t be for naught. That something good will come because of it all. Whether that be because of hard work and dedication, or just plain old dumb luck. Either way, something must come from it. I don’t know what that something is, not yet at least.</text:span></text:p>
      <text:p text:style-name="P21"><text:span text:style-name="T105"><text:tab/></text:span><text:span text:style-name="T106">There are days where I wish I didn’t know the things that I know, or wished I didn’t have the capacity for such knowledge. For once in my life it would be nice to be able to figure out what’s going on in my own head. I can’t tell up from down some days and that can be very annoying to work with. If I had a crystal ball that might help, but alas they really aren’t real and don’t work the way you would expect them to. Magic lamps are also out of the question. No genie comes in a bottle these days, just in the TV shows.</text:span><text:span text:style-name="T106"><text:note text:id="ftn9" text:note-class="footnote"><text:note-citation>9</text:note-citation><text:note-body><text:p text:style-name="P47">See “I Dream of Genie”</text:p></text:note-body></text:note></text:span></text:p>
      <text:p text:style-name="P21"><text:span text:style-name="T106"><text:tab/>Life tends to pop up from time to time. It comes in so many different varieties and flavors that I’m not sure which way to go at times. It can be confusing on one hand yet rewarding on the other. It’s all just a bit of anxiety wrapped in a depression bubble. I don’t mean to be this way, that’s just the hand that was dealt. I don’t think I would have chosen to have either illness, but what can I say I have them and I must deal with whatever happens because of them. </text:span><text:span text:style-name="T107">I suppose I could try and make it all stop at some point but I’m not sure I know how to do that. Not yet at least.</text:span></text:p>
      <text:p text:style-name="P21"><text:span text:style-name="T107"><text:tab/></text:span><text:span text:style-name="T108">Life is so short. We must live in the present to get the most out of it. You never know when death will come knocking at your door. </text:span><text:span text:style-name="T109">Death will always come knocking on someone’s door, that’s how death works. </text:span><text:span text:style-name="T110">The future can’t be determined, only that death is in everyone’s future. It’ll happen eventually and when that day comes, I’ll be ready. </text:span><text:span text:style-name="T111">Well maybe not as ready as I’d like, I mean it’ll probably sneak up on me.</text:span></text:p>
      <text:p text:style-name="P21"><text:span text:style-name="T111"><text:tab/></text:span><text:span text:style-name="T112">Now don’t get me wrong, I don’t make it a habit thinking about death. It just comes up from time to time in my mind. </text:span><text:span text:style-name="T113">It comes with the territory, I might talk about that so called territory a little later. </text:span><text:span text:style-name="T114">So many things to be discussed and I’m not sure how to discuss those things yet. It’s a process, I think. A long process that takes time and time is all I have these </text:span><text:soft-page-break/><text:span text:style-name="T114">days. There’s nothing wrong with that thought. Time will come and time will go, but no matter what happens it will always be there for me to think about. If that’s not a crazy mess then I don’t know what is.</text:span></text:p>
      <text:h text:style-name="Heading_20_2" text:outline-level="2"><text:bookmark-start text:name="__RefHeading___Toc1011_4186773524"/><text:span text:style-name="T114">T</text:span><text:span text:style-name="T42">he Future</text:span><text:bookmark-end text:name="__RefHeading___Toc1011_4186773524"/></text:h>
      <text:p text:style-name="P22"><text:span text:style-name="T42"><text:tab/>Now we reach the future. It’s not written, it’s not even made yet, the future is unexpected and everything that comes can be a surprise. </text:span><text:span text:style-name="T115">What exactly is the future? It’s a moment in time that is past the moment we’re currently in. </text:span><text:span text:style-name="T116">The future is something to look forward to, it’s not something to be afraid of.</text:span></text:p>
      <text:h text:style-name="P55" text:outline-level="3"><text:bookmark-start text:name="__RefHeading___Toc1103_4186773524"/><text:span text:style-name="T116">T</text:span><text:span text:style-name="T42">ime Travel</text:span><text:bookmark-end text:name="__RefHeading___Toc1103_4186773524"/></text:h>
      <text:p text:style-name="P23"><text:span text:style-name="T42"><text:tab/></text:span><text:span text:style-name="T117">Time travel isn’t possible, </text:span><text:span text:style-name="T18">yet</text:span><text:span text:style-name="T117">. If it were we would be seeing time travelers pop up all over the place doing their time travel thing. </text:span><text:span text:style-name="T118">What’s their time travel thing exactly? Well it has to do with posting on message boards, perhaps calling into talk shows. Warning people about the future and things to come. Yeah all of those things. I know if I were a time traveler, I would go on any form of media I could find and warn the world about what’s to happen.</text:span></text:p>
      <text:p text:style-name="P23"><text:span text:style-name="T118"><text:tab/></text:span><text:span text:style-name="T119">I wonder what the world would think about such admissions. I’m sure a lot of people would dismiss my future predictions as mindless ramblings. But, what about those who would find it credible. There could be something there. So all I have to do is figure out how to time travel and travel back into the past and just tell people about the future. Sure it </text:span><text:span text:style-name="T19">might</text:span><text:span text:style-name="T119"> cause a time paradox or some other disaster, but that’s a chance I’m willing to take.</text:span></text:p>
      <text:p text:style-name="P23"><text:span text:style-name="T119"><text:tab/></text:span><text:span text:style-name="T120">Naturally that’s all depending on if time travel will be possible in the future and if I am able to actually travel through time. I’m not that important, so I am guessing I will never be able to time travel. Not rich enough. Yes I’m sure only the rich will be able to travel through time just so they can get richer. </text:span><text:span text:style-name="T121">Think about it, you go back in time place the right bets or play the stock market right and bam you have money. Who wouldn’t want to make some money if they could time travel? Exactly my thought.</text:span></text:p>
      <text:h text:style-name="P55" text:outline-level="3"><text:bookmark-start text:name="__RefHeading___Toc1142_217679637"/><text:span text:style-name="T121">J</text:span><text:span text:style-name="T42">aded</text:span><text:span text:style-name="T42"><text:note text:id="ftn10" text:note-class="footnote"><text:note-citation>10</text:note-citation><text:note-body><text:p text:style-name="Footnote">Jaded describes a state of feeling tired, bored, or lacking enthusiasm, typically caused by overexposure, excess, or having experienced too much of something. It often implies being cynical, world-weary, or emotionally dulled due to disappointment. Originating from a term for a worn-out horse, it signifies being exhausted or overindulged.</text:p></text:note-body></text:note></text:span><text:bookmark-end text:name="__RefHeading___Toc1142_217679637"/></text:h>
      <text:p text:style-name="P24"><text:span text:style-name="T42"><text:tab/>Live long enough and you’ll find out that you’re pretty jaded. It’s a curse of just living. </text:span><text:span text:style-name="T122">You live long enough and you won’t care like you used to. I wish I could say it didn’t happen but it does. </text:span><text:span text:style-name="T123">It happens to the nicest of people, to the worst of people, all people in fact. It has no care for status or power and affects all people equally.</text:span></text:p>
      <text:p text:style-name="P24"><text:soft-page-break/><text:span text:style-name="T123"><text:tab/></text:span><text:span text:style-name="T124">I’d like to think I haven’t hit the jaded head space yet. I mean that would be nice thinking wouldn’t it? Yeah I thought so. </text:span><text:span text:style-name="T125">Unless it’s possible to be jaded without knowing it. I guess </text:span><text:span text:style-name="T20">anything</text:span><text:span text:style-name="T125"> is possible. </text:span><text:span text:style-name="T126">It would also be nice not to think about anything and be worried about it. I say that’s just life though, you live and worry about whatever comes across your desk.</text:span></text:p>
      <text:h text:style-name="P4" text:outline-level="2"><text:bookmark-start text:name="__RefHeading___Toc1234_217679637"/><text:span text:style-name="T126">L</text:span><text:span text:style-name="T42">ife Is Weird</text:span><text:bookmark-end text:name="__RefHeading___Toc1234_217679637"/></text:h>
      <text:p text:style-name="P21"><text:span text:style-name="T42"><text:tab/></text:span><text:span text:style-name="T127">Let’s face it, life can be a little weird at times. </text:span><text:span text:style-name="T128">I mean there’s a lot of things in this life that are just plain strange. </text:span><text:span text:style-name="T129">If I don’t realize just how strange or odd this life can be or get, then what am I even doing with my life? What will it do to me? I’m not sure I have all the answers to these questions, and oh so many more questions that come to mind. </text:span><text:span text:style-name="T130">I’m not sure I like how unstable this life can be at times. It can be a little confusing to be honest.</text:span></text:p>
      <text:p text:style-name="P21"><text:span text:style-name="T130"><text:tab/></text:span><text:span text:style-name="T131">If confusing is the best it can get? I’ll take it. If it’s the worst it can get? I’ll take that too. There doesn’t appear to be much going on in life if I’m being honest. Maybe I should have titled this section “Life Is Silly”, that would make a bit more sense no wouldn’t it. Yeah, that’s what I was thinking.</text:span></text:p>
      <text:p text:style-name="P21"><text:span text:style-name="T131"><text:tab/></text:span><text:span text:style-name="T132">Whatever the case and whatever happens in life, it will always be strange to me. But that’s not real news, to me at least. It’s just something that happens during this life. </text:span><text:span text:style-name="T133">If I could have a normal day inside my head at least, that would be a miracle. But my brain doesn’t like to work that way it would seem and I am stuck in this … prison like place where I can’t think straight. </text:span><text:span text:style-name="T134">That’s more like it, my mind is a prison and I am the prisoner. I can’t do anything about it and I can’t do anything with it. That’s my mind in a nutshell. That’s why this life is nuts. </text:span><text:span text:style-name="T135">I don’t make up the rules, I just follow them, and those rules say that life doesn’t make sense, it’s crazy, uncontrollable, and stupid at times. There I said it, </text:span><text:span text:style-name="T136">and I meant it.</text:span></text:p>
      <text:h text:style-name="P55" text:outline-level="3"><text:bookmark-start text:name="__RefHeading___Toc1397_3132659315"/><text:span text:style-name="T136">L</text:span><text:span text:style-name="T42">ittle Green Men</text:span><text:bookmark-end text:name="__RefHeading___Toc1397_3132659315"/></text:h>
      <text:p text:style-name="P17">In space, no one can hear you scream.<text:note text:id="ftn11" text:note-class="footnote"><text:note-citation>11</text:note-citation><text:note-body><text:p text:style-name="P48">Tagline for the 1979 science fiction horror film <text:span text:style-name="T287">Alien</text:span>.</text:p></text:note-body></text:note></text:p>
      <text:p text:style-name="P20"><text:tab/>I bet the aliens are behind this life being so messed up at times. They abduct us, do mysterious surgeries on us exploratory and otherwise, and then return us to our homes. Our memories don’t recall the abductions, so we go about our lives thinking everything is okay when it’s not. Naturally this is just a passing thought I have, but I do believe aliens exist in one form or another. What they want from us? That I do not know. Maybe they’re just curious about humans. But I doubt the interest stops there surface deep. It’s gotta be much deeper than that.</text:p>
      <text:p text:style-name="P25"><text:soft-page-break/><text:span text:style-name="T42"><text:tab/></text:span><text:span text:style-name="T137">If I knew anything there is to know on the subject, I </text:span><text:span text:style-name="T21">could</text:span><text:span text:style-name="T137"> be a pro at it. But I haven’t studied alien abductions much. Just what I’ve read and heard about. There’s so much to go into I’m sure. </text:span><text:span text:style-name="T265">Project Blue Book</text:span><text:span text:style-name="T137"><text:note text:id="ftn12" text:note-class="footnote"><text:note-citation>12</text:note-citation><text:note-body><text:p text:style-name="Footnote">Project Blue Book was a systematic U.S. Air Force investigation of Unidentified Flying Objects (UFOs) from 1952 to December 1969, based at Wright-Patterson AFB, Ohio. It aimed to determine if UFOs threatened national security and to analyze sightings scientifically. Of 12,618 cases, 701 remained "unidentified".</text:p></text:note-body></text:note></text:span><text:span text:style-name="T137"> comes to mind. That’s one document I would like to read. I’ve yet to find it though, must do more searching on the internet. I’m sure it’s out there somewhere.</text:span></text:p>
      <text:p text:style-name="P25"><text:span text:style-name="T137"><text:tab/></text:span><text:span text:style-name="T138">I’d like to think that aliens do in fact exist. They might not look like little green men, or grey or whatever color of the week <text:s/>you choose. They could simply be humans just living on a different planet than our own. Either abducted from Earth and placed there, where they flourished and grew to the size and number they are today. Or that’s just their natural place or origin. I don’t know. I’d like to find out someday though. Always the curious I am.</text:span></text:p>
      <text:p text:style-name="P25"><text:span text:style-name="T138"><text:tab/></text:span><text:span text:style-name="T139">Let’s give this some thought though. If aliens do exist, then we aren’t alone in the universe. We would be among possibly hundreds of inhabited worlds. Earth wouldn’t just be the only one with “people” on it. We wouldn’t be alone. It’s a comforting thought that we aren’t alone in the universe, yet a scary thought as well. What if those other civilizations are stronger than we are and an invasion is imminent. We just don’t know the time it will take place. Of course these thoughts could just be that, thoughts and I could be a little bit on the paranoid side of life. </text:span><text:span text:style-name="T140">Trust me, it wouldn’t be the first time. </text:span><text:span text:style-name="T141">Maybe I watch a little too much sci-fi in my spare time and that’s the cause of the paranoia.</text:span><text:span text:style-name="T141"><text:note text:id="ftn13" text:note-class="footnote"><text:note-citation>13</text:note-citation><text:note-body><text:p text:style-name="Footnote"><text:span text:style-name="T288">U</text:span>njustified suspicion and mistrust of other people or their actions.</text:p></text:note-body></text:note></text:span><text:span text:style-name="T141"> Who knows.</text:span></text:p>
      <text:h text:style-name="P55" text:outline-level="3"><text:bookmark-start text:name="__RefHeading___Toc1429_2846621028"/><text:span text:style-name="T141">G</text:span><text:span text:style-name="T42">overnment Cover up</text:span><text:bookmark-end text:name="__RefHeading___Toc1429_2846621028"/></text:h>
      <text:p text:style-name="P26"><text:span text:style-name="T42"><text:tab/></text:span><text:span text:style-name="T142">The government is always covering up something. Aliens are no different. Why else would they have started a top secret project for investigating alien spacecraft, or UFOs as they are most commonly called. </text:span><text:span text:style-name="T143">If they hid that from the people, what else are they hiding? I’m no expert, and I understand the government has to keep certain things from its people but some things need to be made known.</text:span></text:p>
      <text:p text:style-name="P26"><text:span text:style-name="T143"><text:tab/></text:span><text:span text:style-name="T144">It’s possible that there are certain things the government keeps from the general population in order to protect us, as a people. Shouldn’t it be up to the civilians, who are being protected, to say if they want that protection? </text:span><text:span text:style-name="T145">That would mean the government would have to come clean with anything they’re hiding. </text:span><text:span text:style-name="T146">Do you honestly believe they’ll come forward with any information that would be useful? I doubt it.</text:span></text:p>
      <text:p text:style-name="P26"><text:span text:style-name="T146"><text:tab/></text:span><text:span text:style-name="T147">Governments are good at keeping secrets, unless you have a whistle blower come forward with information that the people need to hear. </text:span><text:span text:style-name="T148">Edward Snowden</text:span><text:span text:style-name="T148"><text:note text:id="ftn14" text:note-class="footnote"><text:note-citation>14</text:note-citation><text:note-body><text:p text:style-name="Footnote">Edward Snowden revealed massive, secret global surveillance programs run by the U.S. National Security Agency (NSA) and its allies (like the UK's GCHQ) in 2013, exposing bulk collection of phone records (metadata), internet traffic, and even webcam images, including spying on allied world leaders and tapping fiber-optic cables, sparking global debates on privacy vs. security. His leaks detailed programs like PRISM, Upstream, and others, showing governments monitoring citizens on an unprecedented scale and sharing data extensively, leading to U.S. espionage charges and Snowden's asylum in Russia.</text:p></text:note-body></text:note></text:span><text:span text:style-name="T148"> would like to have </text:span><text:soft-page-break/><text:span text:style-name="T148">a word I’m sure. These whistle blowers come forward because they think they have a moral obligation to the truth. They tend to get pushed aside or end up fleeing for their lives because of it. A shame really. The government should be transparent with its citizens and the world of what’s going on, but it isn’t. The government knows how to keep things on the down low, hush hush as it were. That seems to be all they’re good at. They do it because they believe they’re protecting the citizens. But when a government lies, cheats, and steals … how is that protecting exactly? </text:span><text:span text:style-name="T150">How is that lawful?</text:span><text:span text:style-name="T148"> I’m not sure. </text:span><text:span text:style-name="T149">Here’s a tweet on X from Edward Snowden:</text:span></text:p>
      <text:p text:style-name="P45">When a crooked politician calls me traitor, ask yourself: who did I betray? The courts have ruled repeatedly that the programs I revealed were unlawful, and likely unconstitutional—a violation of your rights.</text:p>
      <text:p text:style-name="P45">If this is treason, what they call loyalty is a crime.<text:note text:id="ftn15" text:note-class="footnote"><text:note-citation>15</text:note-citation><text:note-body><text:p text:style-name="P49">Edward Snowden’s X account (@Snowden), Dec 15, 2020 3:29 PM https://x.com/Snowden/status/1338974576047480835</text:p></text:note-body></text:note></text:p>
      <text:p text:style-name="P21"><text:tab/><text:span text:style-name="T289">Some would think Snowden is a hero. He was exiled because of what he did. Telling the truth. If telling the truth can get you exiled to a different, foreign country, I’m not sure if it’s right to be wanting to tell the truth anymore about anything the government does. It puts things in a scary perspective, and I don’t like that.</text:span></text:p>
      <text:h text:style-name="P55" text:outline-level="3"><text:bookmark-start text:name="__RefHeading___Toc1649_2846621028"/>Fun and Games<text:bookmark-end text:name="__RefHeading___Toc1649_2846621028"/></text:h>
      <text:p text:style-name="P27"><text:tab/><text:span text:style-name="T293">There’s</text:span> a <text:span text:style-name="T293">popular well known</text:span> idiom/adage: <text:span text:style-name="T31">it’s all fun and games until someone gets hurt</text:span>. Well ain’t that the down right truth of the matter. You go along with whatever it is you want to or can afford to, until something happens and you can no longer go along with that ideal. <text:span text:style-name="T290">It’s not fair to anyone involved and can be a source of hurt and trouble for you. </text:span><text:span text:style-name="T291">Warnings seldom come to those who have good intentions. You tend to ignore or avoid warnings signs when they’re staring you right in the face, simply because you think you’re doing the right thing. </text:span><text:span text:style-name="T292">It can be a costly adventure to be sure.</text:span></text:p>
      <text:p text:style-name="P27"><text:tab/><text:span text:style-name="T294">It would be nice to understand why certain things happen to both good and bad people. Is it just a matter of bad luck? Bad timing? What is it exactly that makes bad things happen. Sure some of it can be traced back to making bad decisions, that one’s obvious. </text:span><text:span text:style-name="T295">But sometimes life just happens and with that terrible things can be thrown in the mix.</text:span></text:p>
      <text:p text:style-name="P27"><text:tab/><text:span text:style-name="T296">Life happens for reasons unknown. There isn’t one key part in life that can explain everything. That’s all there is to it, to be honest. Good things happen to bad people, bad things </text:span><text:soft-page-break/><text:span text:style-name="T296">happen to good people. There’s no rhyme or reason to any of it, and that has to be okay. You can’t even being to try to understand it.</text:span></text:p>
      <text:p text:style-name="P27"><text:tab/><text:span text:style-name="T297">It would be nice to have some understanding of everything that goes on and happens in this life. </text:span><text:span text:style-name="T298">But I doubt that will ever occur. </text:span><text:span text:style-name="T299">Life just has a way of sneaking up on you without warning. I don’t think there’s a way to tell life where to stick it no matter how hard you try. The thing about life is it doesn’t care what happens to you. Life continues onward no matter what happens to you. It won’t wait around for you to make up your mind. You miss a deadline? Too bad. Life continues on and someone else benefits from your missed opportunity. That’s just how this life works. Is it unfortunate? At times it is. But there’s nothing you can do about it. You have to take what life gives you and run with it. Life can suck at times, that’s all there is to it.</text:span></text:p>
      <text:h text:style-name="P55" text:outline-level="3"><text:bookmark-start text:name="__RefHeading___Toc1925_2846621028"/>Lemons<text:bookmark-end text:name="__RefHeading___Toc1925_2846621028"/></text:h>
      <text:p text:style-name="P28"><text:tab/>There’s a saying that most people know:</text:p>
      <text:p text:style-name="P45">When life gives you lemons, make lemonade.<text:note text:id="ftn16" text:note-class="footnote"><text:note-citation>16</text:note-citation><text:note-body><text:p text:style-name="Footnote">Elbert Hubbard, <text:span text:style-name="T300">1915 obituary obituary for actor Marshall Pinckney Wilder. Hubbard wrote that Wilder "picked up the lemons that Fate had sent him and started a lemonade stand". </text:span></text:p></text:note-body></text:note></text:p>
      <text:p text:style-name="P21"><text:tab/><text:span text:style-name="T300">Life tends to </text:span><text:span text:style-name="T301">give us lemons from time to time. We have to <text:s/>pick ourselves up by our bootstraps and seek out the silver lining in everything that’s happening. If that entails making lemonade from the lemons so be it. </text:span><text:span text:style-name="T302">It doesn’t mean things will get better right away, but it’s a stepping stone towards something that’s better. </text:span><text:span text:style-name="T303">Rather it </text:span><text:span text:style-name="T22">can</text:span><text:span text:style-name="T151"> be a stepping stone to something that’s better. It’s all how you take things in. You have to try and make things better, they won’t just get better because you wish it.</text:span></text:p>
      <text:p text:style-name="P21"><text:span text:style-name="T151"><text:tab/></text:span><text:span text:style-name="T152">I believe life has given me lemons on several occasions. I didn’t always make lemonade from the situations though. I don’t regret not making lemonade, there just wasn’t enough vodka to put in the lemonade so I wouldn’t remember it. </text:span><text:span text:style-name="T153">But that was then and this is now. The present doesn’t have to deal with the past, the past is just something that happened and helped shape the present but doesn’t mean it forced the present to be the way it is. Choices are made each and every day how the present is formed. </text:span><text:span text:style-name="T154">Eventually the present will become the past and the future will become the present, that’s just how this life works.</text:span></text:p>
      <text:p text:style-name="P21"><text:span text:style-name="T154"><text:tab/></text:span><text:span text:style-name="T155">Sometimes this life will surprise you. It comes in waves really. There are some things that can be determined like clockwork. Other things can’t be figured out or predetermined like you would like. It’s a real mixed bag of nuts at times, and that has to be okay because there’s no other way of going about it. That pretty much sums up this life. It will either screw you over, or you’ll screw life over. Either way something is getting screwed over or messed up.</text:span></text:p>
      <text:h text:style-name="P55" text:outline-level="3"><text:bookmark-start text:name="__RefHeading___Toc2101_2846621028"/><text:soft-page-break/><text:span text:style-name="T155">W</text:span><text:span text:style-name="T42">hat’s Past Is Prologue</text:span><text:span text:style-name="T42"><text:note text:id="ftn17" text:note-class="footnote"><text:note-citation>17</text:note-citation><text:note-body><text:p text:style-name="Footnote">William Shakespeare's play The Tempest (Act 2, Scene 1)</text:p></text:note-body></text:note></text:span><text:bookmark-end text:name="__RefHeading___Toc2101_2846621028"/></text:h>
      <text:p text:style-name="P29"><text:span text:style-name="T42"><text:tab/></text:span><text:span text:style-name="T156">That being said, what has been written is simply </text:span><text:span text:style-name="T23">prologue</text:span><text:span text:style-name="T156">.</text:span><text:span text:style-name="T156"><text:note text:id="ftn18" text:note-class="footnote"><text:note-citation>18</text:note-citation><text:note-body><text:p text:style-name="Footnote"><text:span text:style-name="T304">A</text:span> separate introductory section of a literary or musical work.</text:p></text:note-body></text:note></text:span><text:span text:style-name="T156"> The actual meat of the thought process begins now. I do not know what that meat will be exactly, but it will be something I don’t expect and I hope it will make sense to someone. If it doesn’t make sense? Then I guess you’re just out of luck. Maybe this document is only meant to make sense to me. Have you ever considered that? No, I didn’t think so. </text:span><text:span text:style-name="T157">If it is all prologue as I have stated, then the actual prologue section isn’t what it would seem. So that doesn’t make anything confusing.</text:span></text:p>
      <text:p text:style-name="P29"><text:span text:style-name="T157"><text:tab/>Perhaps the thought process is just an endless stream of whatever is coming from my mind. I don’t always know what’s going on, but I do know what it is I </text:span><text:span text:style-name="T24">don’t</text:span><text:span text:style-name="T157"> know. What I don’t know is what makes this life worth living. Some people have a purpose for life, a reason for living. I’m not sure I have that in my life. I just live and deal with whatever comes my way. </text:span><text:span text:style-name="T158">It would be nice to figure out exactly what’s going on in this life, but I’m not sure I know how to make that happen.</text:span></text:p>
      <text:p text:style-name="P29"><text:span text:style-name="T158"><text:tab/></text:span><text:span text:style-name="T159">There’s three main parts to life:</text:span></text:p>
      <text:list text:style-name="L1">
        <text:list-item>
          <text:list>
            <text:list-item>
              <text:list>
                <text:list-item>
                  <text:p text:style-name="P57">You’re born</text:p>
                </text:list-item>
                <text:list-item>
                  <text:p text:style-name="P57">You live</text:p>
                </text:list-item>
                <text:list-item>
                  <text:p text:style-name="P57">You die</text:p>
                </text:list-item>
              </text:list>
            </text:list-item>
          </text:list>
        </text:list-item>
      </text:list>
      <text:p text:style-name="P29"><text:span text:style-name="T159"><text:tab/>There’s not much else going on with life. </text:span><text:span text:style-name="T160">If living and dying was all we had to deal with? Life would be golden. </text:span><text:span text:style-name="T161">Unfortunately that’s not what it’s all about. We have to actually live and have experiences that make us grow into, hopefully, better people. </text:span><text:span text:style-name="T162">That doesn’t always happen though, which is why we have murders and rapists on the loose out in the world. Let’s face it, the world is a mess. Humanity is a mess. We are all just a giant glob of goo and a mess that can’t be straightened out by the end of the day. </text:span><text:span text:style-name="T163">That’s what we are.</text:span></text:p>
      <text:h text:style-name="P55" text:outline-level="3"><text:bookmark-start text:name="__RefHeading___Toc2230_2846621028"/><text:span text:style-name="T163">W</text:span><text:span text:style-name="T42">e’re Only Human</text:span><text:bookmark-end text:name="__RefHeading___Toc2230_2846621028"/></text:h>
      <text:p text:style-name="P30"><text:span text:style-name="T42"><text:tab/>There’s a common phrase uttered by people. </text:span><text:span text:style-name="T31">I was just following orders.</text:span><text:span text:style-name="T31"><text:note text:id="ftn19" text:note-class="footnote"><text:note-citation>19</text:note-citation><text:note-body><text:p text:style-name="Footnote">"I was just following orders" (often called the Nuremberg defense) is a legal and moral plea originating primarily from the Nuremberg trials (1945–1946) after World War II, where Nazi war criminals argued they were not responsible for their actions. It was famously used by Adolf Eichmann in his 1961 trial.</text:p></text:note-body></text:note></text:span><text:span text:style-name="T42"> Not the sharpest defense in the world, but it gets the message across. It’s been used by a lot of people as an excuse for what they’ve done in life. It means yeah I did it, even though my conscience told me to do differently but I had an order to follow so I did it anyways. That’s the gist of the saying I believe. </text:span><text:span text:style-name="T164">I’m not sure if people have actually gotten away with doing what they did by citing that quote. It would be an interesting thing to research.</text:span><text:span text:style-name="T164"><text:note text:id="ftn20" text:note-class="footnote"><text:note-citation>20</text:note-citation><text:note-body><text:p text:style-name="Footnote">"I was just following orders" (the "Nuremberg defense") does not work as a legal defense for atrocities, war crimes, or illegal acts under international and U.S. law. While it can psychologically distance individuals from feeling responsible for their actions, it does not absolve them of liability.</text:p></text:note-body></text:note></text:span><text:span text:style-name="T164"> </text:span><text:span text:style-name="T165">Well looking at that footnote it doesn’t appear to work too often would be my guess. Interesting.</text:span></text:p>
      <text:p text:style-name="P30"><text:soft-page-break/><text:span text:style-name="T165"><text:tab/></text:span><text:span text:style-name="T166">I think it is better to follow your conscience instead of hoping that you’ll get away with whatever you’re ordered to do. </text:span><text:span text:style-name="T33">Orders be damned.</text:span><text:span text:style-name="T264"><text:note text:id="ftn21" text:note-class="footnote"><text:note-citation>21</text:note-citation><text:note-body><text:p text:style-name="Footnote">"Orders be damned" is a phrase used to express defiance of authority or rules, likely originating from common military or narrative idioms similar to the 19th-century phrase "Publish and be damned" attributed to the Duke of Wellington. It signifies a decision to proceed regardless of consequences. </text:p></text:note-body></text:note></text:span><text:span text:style-name="T166"> Again that’s just my own thinking on the matter. I would rather have a clear conscience than an ugly one looming over my head afraid that I did something wrong and have to face that music.</text:span></text:p>
      <text:p text:style-name="P30"><text:span text:style-name="T166"><text:tab/></text:span><text:span text:style-name="T167">Granted, whatever happens in this life comes about because of actions we make. Decisions that we decide to have happen or manifest as reality. </text:span><text:span text:style-name="T168">What exactly is reality now that we come down to it? Is it the current state in which we live? Is it something else? I’m not quite certain what reality really is, aside from it’s definition.</text:span><text:span text:style-name="T168"><text:note text:id="ftn22" text:note-class="footnote"><text:note-citation>22</text:note-citation><text:note-body><text:p text:style-name="Footnote"><text:span text:style-name="T305">T</text:span>he world or the state of things as they actually exist, as opposed to an idealistic or notional idea of them.</text:p></text:note-body></text:note></text:span></text:p>
      <text:p text:style-name="P30"><text:span text:style-name="T168"><text:tab/></text:span><text:span text:style-name="T169">Life can get hairy at times. Sometimes it does things that we don’t want it to do and puts us in a situation we didn’t want to be in. Sometimes that comes from decisions we made ourselves and we have to experience the aftermath. Other times it comes about from things we have no control over. Like having a disease or mental illness, we didn’t ask for that to happen it just did.</text:span></text:p>
      <text:h text:style-name="P4" text:outline-level="2"><text:bookmark-start text:name="__RefHeading___Toc2424_2846621028"/><text:span text:style-name="T169">M</text:span><text:span text:style-name="T42">ental Illness</text:span><text:bookmark-end text:name="__RefHeading___Toc2424_2846621028"/></text:h>
      <text:h text:style-name="P55" text:outline-level="3"><text:bookmark-start text:name="__RefHeading___Toc2441_2846621028"/>Why Did God Do This To Me?<text:bookmark-end text:name="__RefHeading___Toc2441_2846621028"/></text:h>
      <text:p text:style-name="P31"><text:span text:style-name="T42"><text:tab/>I believe my mental illness came from God. He created me, so why wouldn’t he be the one to give me this mental illness? My thoughts exactly. </text:span><text:span text:style-name="T170">People say God doesn’t make mistakes. Well He sure knows how to put harmful things in our paths. Just be existing I have this mental illness, it’s called </text:span><text:span text:style-name="T34">Major Depression with Psychosis</text:span><text:span text:style-name="T170">.</text:span><text:span text:style-name="T170"><text:note text:id="ftn23" text:note-class="footnote"><text:note-citation>23</text:note-citation><text:note-body><text:p text:style-name="Footnote">Major Depressive Disorder (MDD) with psychosis, or psychotic depression, is a severe mental health condition combining deep depression with hallucinations or delusions (e.g., guilt, paranoia, or illness). It affects 10-19% of people with depression and carries a high risk of suicide. Treatment usually involves a combination of antidepressants and antipsychotics (e.g., olanzapine, risperidone), or electroconvulsive therapy (ECT).</text:p></text:note-body></text:note></text:span><text:span text:style-name="T170"> </text:span><text:span text:style-name="T171">I was first diagnosed with </text:span><text:span text:style-name="T35">Schizoaffective Disorder</text:span><text:span text:style-name="T171">,</text:span><text:span text:style-name="T171"><text:note text:id="ftn24" text:note-class="footnote"><text:note-citation>24</text:note-citation><text:note-body><text:p text:style-name="Footnote">Schizoaffective disorder is a chronic mental health condition combining psychotic symptoms (hallucinations, delusions) with mood disorder symptoms (mania or depression). It is characterized by at least two weeks of psychotic symptoms in the absence of a major mood episode. Treatments include antipsychotics, mood stabilizers, and therapy.</text:p></text:note-body></text:note></text:span><text:span text:style-name="T171"> but my psychiatrist decided I actually had the other thing. I guess they’re so closely related they can resemble each other? Or something like that, I don’t quite remember. </text:span><text:span text:style-name="T172">I just know that I have it.</text:span></text:p>
      <text:p text:style-name="P31"><text:span text:style-name="T172"><text:tab/>So I tend to wonder why the hell did God give me this mental illness to begin with? Was it just by chance that my brain’s chemicals didn’t decide to balance and I’m stuck with this illness? Was it planned from the beginning of time that I would be like this? I have so many </text:span><text:soft-page-break/><text:span text:style-name="T172">questions that I don’t know how to answer any of them. </text:span><text:span text:style-name="T173">I can wish all I want but all that wishing comes up with nothing. I don’t have the ability to simply wish it away, oh how I would love to be able to do that! But I can’t. No matter how much I wish, how much I pray, I can’t seem to get rid of this stupid illness. I want to feel normal, I don’t want to feel this way anymore. Sure medication can help with symptoms, but the real underlying issue still remains. A day doesn’t go by where I don’t think about killing myself. </text:span><text:span text:style-name="T174">Thinking I would be better off dead and all of the nonsense that comes with those thoughts. </text:span><text:span text:style-name="T175">I know it would put a big damper on those who love and care about me, that’s why I haven’t done anything about it. That’s why I’m still alive clinging onto hope that I’ll get better and overcome this nonsense.</text:span></text:p>
      <text:h text:style-name="P55" text:outline-level="3"><text:bookmark-start text:name="__RefHeading___Toc2094_3586674956"/><text:span text:style-name="T175">W</text:span><text:span text:style-name="T42">hy Me?</text:span><text:bookmark-end text:name="__RefHeading___Toc2094_3586674956"/></text:h>
      <text:p text:style-name="P32"><text:span text:style-name="T42"><text:tab/>So, why did </text:span><text:span text:style-name="T12">I</text:span><text:span text:style-name="T42"> have to come down with this illness? I know it happens to 10-19% of people so I’m not alone. But why did I have to have it? Why can’t I just live a normal life like the millions of other people out there. </text:span><text:span text:style-name="T176">What exactly is normal to begin with? I don’t think anyone has an answer for that. </text:span><text:span text:style-name="T177">Wishing one didn’t have this illness is one thing, hoping for the same thing is a completely different option.</text:span></text:p>
      <text:p text:style-name="P32"><text:span text:style-name="T177"><text:tab/></text:span><text:span text:style-name="T178">Granted </text:span><text:span text:style-name="T36">suicide</text:span><text:span text:style-name="T178"><text:note text:id="ftn25" text:note-class="footnote"><text:note-citation>25</text:note-citation><text:note-body><text:p text:style-name="Footnote">Suicide is the act of intentionally causing one's own death, often driven by overwhelming pain, mental health conditions like depression, or acute crisis. It is a serious, preventable public health issue rather than a mental illness itself. Key warning signs include talking about death, withdrawing, and giving away belongings. </text:p></text:note-body></text:note></text:span><text:span text:style-name="T178"> is never the answer. But some thoughts just can’t be helped. </text:span><text:span text:style-name="T179">I don’t idolize the thought of killing myself. The thoughts just sit there always ready to be thought about. Reminds me of one night in 2013, I was lower than low. I had the knife in my hand, I remember how smooth the handle felt. The blade was sharp and inviting to my wrist. Something stopped me though, I don’t recall exactly what it was … but it was something. I’m glad that something stopped me, I don’t know how I could have lived with myself if I had gone through with it. </text:span><text:span text:style-name="T180">Yes I believe in an afterlife where we dwell on our mortal lives. Sounds like it can be hell if you ask me. </text:span><text:span text:style-name="T181">All that time to think and obsess over what we did while we were alive. All the good, the bad, and the ugly. All those thoughts </text:span><text:span text:style-name="T182">just running around in my brain or soul, or whatever remains after death. Yeah that.</text:span></text:p>
      <text:p text:style-name="P32"><text:span text:style-name="T182"><text:tab/></text:span><text:span text:style-name="T183">It’s probably not a good thing to even be talking about suicide and my thoughts on it, but I don’t care. It happens to good people you know, it’s not just something that happens to bad people so don’t get that in your mind. </text:span><text:span text:style-name="T184">Perhaps it’s my moral compass that keeps me at bay. I’m not sure if that’s the case or the medication. Either way I’m still alive and kicking.</text:span></text:p>
      <text:p text:style-name="P32"><text:span text:style-name="T184"><text:tab/></text:span><text:span text:style-name="T185">Am I supposed to have all of my thoughts and feelings in check? Am I </text:span><text:span text:style-name="T25">not</text:span><text:span text:style-name="T185"> supposed to have all of these thoughts I’m having? Is it a sin to have such thoughts, or just a sin if I </text:span><text:span text:style-name="T25">act</text:span><text:span text:style-name="T185"> on these thoughts. </text:span><text:span text:style-name="T186">I think the jury is still out on that. Unless Google has something to say about if it’s a sin or not. </text:span><text:span text:style-name="T187">Oh it has a lot to say about it, you can Google it for yourself. I won’t bore you with the details. </text:span><text:span text:style-name="T188">It’s best that I don’t look up such things myself.</text:span></text:p>
      <text:p text:style-name="P32"><text:soft-page-break/><text:span text:style-name="T188"><text:tab/></text:span><text:span text:style-name="T189">Thinking that you’re better off dead is not a good thought process for anyone. But they tend to stick around anyways. Funny thing this life has a way of messing with my thoughts. If I didn’t know any better I’d say it was some unseen being that I have no control over. I know what you’re thinking, I’m getting all religious on you now. It’s the devil. You think. Well I’m not so sure about that. Sure I believe there’s a heaven and a hell, there’s a God and a devil doing their things to humankind. </text:span><text:span text:style-name="T190">Remember the story of Job? God and the devil basically had a bet. The devil said no matter what he did to Job he would end up cursing God. God took the bet and allowed the devil to temp Job in anyway that he could, on one condition. He couldn’t take Job’s life. Well the devil took everyone else out of Job’s life. Job never cursed God, he mourned by himself but never turned his back on God.</text:span></text:p>
      <text:p text:style-name="P32"><text:span text:style-name="T190"><text:tab/>It’s a strong story of sacrifice and obedience to God. </text:span><text:span text:style-name="T191">I only hope I can be as strong as Job was if all of that happened to me. </text:span><text:span text:style-name="T192">Let’s hope none of that ever happens to me. I’m not sure I would be strong enough. I doubt God and the devil would argue over little old me. </text:span><text:span text:style-name="T193">I’m just not that important for anyone to worry about me like that.</text:span></text:p>
      <text:h text:style-name="P55" text:outline-level="3"><text:bookmark-start text:name="__RefHeading___Toc2410_3586674956"/><text:span text:style-name="T193">S</text:span><text:span text:style-name="T42">ometimes Things Don’t Add Up</text:span><text:bookmark-end text:name="__RefHeading___Toc2410_3586674956"/></text:h>
      <text:p text:style-name="P33"><text:span text:style-name="T42"><text:tab/></text:span><text:span text:style-name="T194">I think life has it in for me at times. I can’t prove any of it of course, but that’s how I feel. Sometimes you just have to trust your gut instincts, </text:span><text:span text:style-name="T195">and my </text:span><text:span text:style-name="T37">spidey sense</text:span><text:span text:style-name="T37"><text:note text:id="ftn26" text:note-class="footnote"><text:note-citation>26</text:note-citation><text:note-body><text:p text:style-name="Footnote">"Spidey sense" is Spider-Man's iconic sixth sense, functioning as a precognitive, mental, and physical warning system that detects immediate danger or threats. Originating in 1963 Marvel comics, it acts as a "danger sense" that warns of incoming attacks, allowing for rapid, almost automatic reactions.</text:p></text:note-body></text:note></text:span><text:span text:style-name="T195"> tingles a lot. </text:span><text:span text:style-name="T196">I’m sure it’s not the same way Spderman’s spdey sense saves him, but I think it’s a thing for sure. Well, I wouldn’t say it saves me to be honest. It’s more of a curse than anything else.</text:span></text:p>
      <text:p text:style-name="P33"><text:span text:style-name="T196"><text:tab/></text:span><text:span text:style-name="T197">So, when things don’t make sense what are we supposed to do about it? There doesn’t seem to be a sensible answer to any of it if I’m being honest. </text:span><text:span text:style-name="T198">No time like the present to try and figure out what’s wrong with this life. I mean, what else am I supposed to do with a life where things just don’t make sense. Exactly my thinking.</text:span></text:p>
      <text:h text:style-name="P55" text:outline-level="3"><text:bookmark-start text:name="__RefHeading___Toc2562_3586674956"/><text:span text:style-name="T198">V</text:span><text:span text:style-name="T42">oices</text:span><text:bookmark-end text:name="__RefHeading___Toc2562_3586674956"/></text:h>
      <text:p text:style-name="P34"><text:span text:style-name="T42"><text:tab/>Sometimes, when I get really depressed, I hear voices. </text:span><text:span text:style-name="T199">They tell me to do things to myself, not so nice things. Mostly kill myself. They don’t ever let up either. Just a constant thought to do myself in. I wish I could make them stop, but I don’t feel like I have the ability to do anything about it. It sucks, like really sucks. </text:span><text:span text:style-name="T200">Other times the voices just whisper my name making me think someone is talking to me when they’re not. That gets annoying, especially when there’s no one in the room with me. </text:span><text:span text:style-name="T201">So yeah they exist and they are real. Very real.</text:span></text:p>
      <text:p text:style-name="P34"><text:span text:style-name="T201"><text:tab/></text:span><text:span text:style-name="T202">So, where do these voices come from exactly? </text:span><text:span text:style-name="T203">I’m not quite sure about that, they come from somewhere. Is it my mind manifesting the voices? Is my own mind betraying me? It’s quite possible that’s what’s going on. But what do I know? I haven’t researched any of it yet. </text:span><text:soft-page-break/><text:span text:style-name="T203">I’d like to know for certain where the voices come from. If it is my own mind, then that’s just plain creepy to me. </text:span><text:span text:style-name="T204">I fear that they are just coming from my mind, and my mind is a jerk for allowing it to happen.</text:span></text:p>
      <text:p text:style-name="P34"><text:span text:style-name="T204"><text:tab/></text:span><text:span text:style-name="T205">The more violent the voices get, the more anxious I tend to get. Yeah sometimes I hear people arguing in my head. I don’t like it when they argue. It’s usually about something I have no clue what they’re talking about, but hey it’s the nature of the beast. </text:span><text:span text:style-name="T206">I think that’s just how life happens for now. I hate it, but that’s life for you. </text:span><text:span text:style-name="T207">It would be nice to be able to simply shut it all down in my mind. I’m not sure exactly </text:span><text:span text:style-name="T26">how</text:span><text:span text:style-name="T207"> that’s meant to go down. But there has to be a way. If it’s through medication, I’m onboard with that. I’m still waiting for certain medications to kick in fully and work the way they’re meant to work.</text:span></text:p>
      <text:h text:style-name="P55" text:outline-level="3"><text:bookmark-start text:name="__RefHeading___Toc2759_3586674956"/><text:span text:style-name="T207">L</text:span><text:span text:style-name="T42">iving Your Best Life</text:span><text:bookmark-end text:name="__RefHeading___Toc2759_3586674956"/></text:h>
      <text:p text:style-name="P35"><text:span text:style-name="T42"><text:tab/></text:span><text:span text:style-name="T208">Life is rather important for the most part. </text:span><text:span text:style-name="T209">I mean it’s why we’re here right? It could be a coincidence, but I doubt it. Life means choosing to live in this world, not giving up and quitting. </text:span><text:span text:style-name="T210">Maybe that’s why I’m still alive, I’m not a quitter. </text:span><text:span text:style-name="T211">If I were a quitter, I wouldn’t be alive right now I would have offed myself a while ago. Heaven knows I’ve had the different opportunities to try. I mean come on, who hasn’t had such thoughts before. Don’t answer that. I’m sure there are plenty of people who don’t have such thoughts. Lucky them.</text:span></text:p>
      <text:p text:style-name="P35"><text:span text:style-name="T211"><text:tab/></text:span><text:span text:style-name="T212">Maybe if I didn’t have these thoughts, life would be a little easier. </text:span><text:span text:style-name="T213">Well, hate to burst that bubble but life isn’t as easy as it would seem. </text:span><text:span text:style-name="T214">Life is downright difficult at times, there’s not much to say about the difficulties that are faced day in and day out. They’re all just what feels like a mess of life in which I live. </text:span><text:span text:style-name="T215">I’ve just come to face that face and have moved forward with life, I’ll take it as it comes at me.</text:span></text:p>
      <text:p text:style-name="P35"><text:span text:style-name="T215"><text:tab/></text:span><text:span text:style-name="T216">There are some days that tend to be better than other days. Sometimes I wish the bad days could simply go away. I’m not sure how to do that however, so I am stuck with both the good and bad days alike. </text:span><text:span text:style-name="T217">That’s just what life requires from time to time I suppose.</text:span></text:p>
      <text:h text:style-name="P55" text:outline-level="3"><text:bookmark-start text:name="__RefHeading___Toc2896_3586674956"/><text:span text:style-name="T217">A</text:span><text:span text:style-name="T42">nxious To Live</text:span><text:bookmark-end text:name="__RefHeading___Toc2896_3586674956"/></text:h>
      <text:p text:style-name="P36"><text:span text:style-name="T42"><text:tab/>Anxiety is a hell of a drug. If that’s even a correct phrase to be saying. It’s something I deal with and have to deal with on a daily basis. It’s just something that’s there. Nothing I am able to fully figure out most of the time, but well who’s counting what can and cannot be figured out? I’m not. </text:span><text:span text:style-name="T218">What’s the use trying to figure everything out anyways.</text:span></text:p>
      <text:p text:style-name="P36"><text:span text:style-name="T218"><text:tab/></text:span><text:span text:style-name="T219">It feels like life is falling apart a lot of the time. </text:span><text:span text:style-name="T220">I don’t know how else to describe it. With the overwhelming thoughts constantly in my head that don’t want to go away, I’m kind of stuck where I am at the present moment in time. </text:span><text:span text:style-name="T221">Ah yes the present moment, what else would I be talking about. It is the present in which I live and exist. There is no other. </text:span><text:span text:style-name="T222">Today is the only day that will be today, tomorrow is a different day altogether.</text:span></text:p>
      <text:p text:style-name="P36"><text:soft-page-break/><text:span text:style-name="T222"><text:tab/></text:span><text:span text:style-name="T223">I doubt I’ll be able to clear everything up by tomorrow. </text:span><text:span text:style-name="T224">I don’t think life works out that way. Well it doesn’t work out that way for </text:span><text:span text:style-name="T27">me</text:span><text:span text:style-name="T224"> at least. </text:span><text:span text:style-name="T225">That’s just life I think. I’m not really sure how this life is supposed to work out, but I know it’s not always meant to be an easy ride. If life were an easy ride, things would just be well easy. </text:span><text:span text:style-name="T226">Simple right? Yeah that’s what I thought. </text:span><text:span text:style-name="T228">Those are</text:span><text:span text:style-name="T227"> the breaks I guess. </text:span><text:span text:style-name="T228">Nothing too exciting, at least I don’t think so.</text:span></text:p>
      <text:p text:style-name="P36"><text:span text:style-name="T228"><text:tab/></text:span><text:span text:style-name="T229">Having anxiety is not good, mix it with depression and you have a basket case on your hands. </text:span><text:span text:style-name="T230">The depression tells me nope don’t do it, you don’t care about anything. The anxiety fires back with well if you don’t do it you’ll be in trouble. Crazy times that is. A constant battle inside my brain. </text:span><text:span text:style-name="T231">It comes with the territory I suppose. Not a cheerful way to live most days. But I deal. I have to deal, there’s no other way to do it. </text:span><text:span text:style-name="T232">If you can find a way to deal without having to deal I would love to hear it. </text:span><text:span text:style-name="T233">For now I’ll just keep doing what I’ve been doing. Freaking out whenever things occur and trying to just deal with it. I’m not sure how to go about doing any of that though. This life can be messy at times. I wish I knew what was going on.</text:span></text:p>
      <text:h text:style-name="P55" text:outline-level="3"><text:bookmark-start text:name="__RefHeading___Toc2588_4246929340"/>Death, <text:span text:style-name="T306">A Certain End</text:span><text:bookmark-end text:name="__RefHeading___Toc2588_4246929340"/></text:h>
      <text:p text:style-name="P37"><text:span text:style-name="T42"><text:tab/></text:span><text:span text:style-name="T234">There is no exit out of this life except through death. That’s just how the ball tumbles down the hill it would seem. </text:span><text:span text:style-name="T235">Without death, everyone would just what live forever? No one would move onto the next portion of life? Yeah I don’t see that happening. </text:span><text:span text:style-name="T236">There’s an order to this life and it must be followed. </text:span><text:span text:style-name="T237">The rules don’t change or get tossed out the window because someone wishes it to happen. </text:span><text:span text:style-name="T238">Death will come for us all, that’s a plain and simple truth.</text:span></text:p>
      <text:p text:style-name="P37"><text:span text:style-name="T238"><text:tab/></text:span><text:span text:style-name="T239">Without death, the world would become overpopulated. Resources would be stretched thin and we wouldn’t survive. They say it’s all part of the circle of life. Yes </text:span><text:span text:style-name="T28">that</text:span><text:span text:style-name="T239"> </text:span><text:span text:style-name="T38">circle of life</text:span><text:span text:style-name="T239">.</text:span><text:span text:style-name="T239"><text:note text:id="ftn27" text:note-class="footnote"><text:note-citation>27</text:note-citation><text:note-body><text:p text:style-name="Footnote">“Circle of Life” is a song from Disney's 1994 animated feature film The Lion King. </text:p></text:note-body></text:note></text:span><text:span text:style-name="T239"> </text:span><text:span text:style-name="T240">You know the one I’m referring to. It’s quite a good song if you ask me, covers all the bases.</text:span></text:p>
      <text:p text:style-name="P37"><text:span text:style-name="T240"><text:tab/></text:span><text:span text:style-name="T241">They say everything has a </text:span><text:span text:style-name="T39">season</text:span><text:span text:style-name="T241">.</text:span><text:span text:style-name="T241"><text:note text:id="ftn28" text:note-class="footnote"><text:note-citation>28</text:note-citation><text:note-body><text:p text:style-name="Footnote">Ecclesiastes 3:1-8</text:p></text:note-body></text:note></text:span><text:span text:style-name="T241"> Well death is no exception. Found in Ecclesiastes:</text:span></text:p>
      <text:p text:style-name="P45"><text:bookmark text:name="en-KJV-17361"/>3.1 To every thing there is a season, and a time to every purpose under the heaven:</text:p>
      <text:p text:style-name="P45"><text:bookmark text:name="en-KJV-17362"/><text:span text:style-name="T307">3.</text:span>2 A time to be born, and a time to die; a time to plant, and a time to pluck up that which is planted;</text:p>
      <text:p text:style-name="P45"><text:bookmark text:name="en-KJV-17362 Copy 2"/><text:span text:style-name="T307">3.</text:span>3 A time to kill, and a time to heal; a time to break down, and a time to build up;</text:p>
      <text:p text:style-name="P45"><text:bookmark text:name="en-KJV-17362 Copy 3"/><text:bookmark text:name="en-KJV-17364"/><text:span text:style-name="T307">3.</text:span>4 A time to weep, and a time to laugh; a time to mourn, and a time to dance;</text:p>
      <text:p text:style-name="P45"><text:bookmark text:name="en-KJV-17362 Copy 4"/><text:bookmark text:name="en-KJV-17365"/><text:span text:style-name="T307">3.</text:span>5 A time to cast away stones, and a time to gather stones together; a time to embrace, and a time to refrain from embracing;</text:p>
      <text:p text:style-name="P45"><text:bookmark text:name="en-KJV-17362 Copy 5"/><text:bookmark text:name="en-KJV-17366"/><text:soft-page-break/><text:span text:style-name="T307">3.</text:span>6 A time to get, and a time to lose; a time to keep, and a time to cast away;</text:p>
      <text:p text:style-name="P45"><text:bookmark text:name="en-KJV-17362 Copy 6"/><text:bookmark text:name="en-KJV-17367"/><text:span text:style-name="T307">3.</text:span>7 A time to rend, and a time to sew; a time to keep silence, and a time to speak;</text:p>
      <text:p text:style-name="P45"><text:bookmark text:name="en-KJV-17362 Copy 7"/><text:bookmark text:name="en-KJV-17368"/><text:span text:style-name="T307">3.</text:span>8 A time to love, and a time to hate; a time of war, and a time of peace.</text:p>
      <text:p text:style-name="P58"><text:tab/>If that ain’t the truth of life, then I don’t know what is. It’s quite a simple truth once you think about it. We like plain and simple truths now and again. It just makes things better once you realize what’s out there and what’s more stable to begin with. Life sometimes doesn’t make sense, death sometimes doesn’t make sense. When the grim reaper comes knocking on your door, will you be ready for him?</text:p>
      <text:p text:style-name="P37"><text:span text:style-name="T241"><text:tab/>I know I will be ready for death when it comes. There’s no other option but to be ready. Living a good life prepares you for death. There’s no other way around it. </text:span><text:span text:style-name="T242">In order to cross the ultimate boundary you must die. It’s a matter of fact. Maybe there’s nothing that can actually prepare you for death. I doubt it will come with a clashing of cymbals to alert you that death is coming. Some think that animals can sense death is at the door. I’m not quite sure where I stand on that thought. </text:span><text:span text:style-name="T243">I think if I had my way, I would check out now. No better time than the present.</text:span></text:p>
      <text:p text:style-name="P37"><text:span text:style-name="T243"><text:tab/></text:span><text:span text:style-name="T244">I think the part that scares me the most about death is the act of dying. That’s got to be painful in its own right. Having a stroke, a heart attack, dying on impact from a parachute not opening on time. There are so many ways to go out of this world. I can’t count them all. </text:span><text:span text:style-name="T245">I’m sure being this </text:span><text:span text:style-name="T40">obsessed about death</text:span><text:span text:style-name="T40"><text:note text:id="ftn29" text:note-class="footnote"><text:note-citation>29</text:note-citation><text:note-body><text:p text:style-name="Footnote">An obsession with death, or thanatophobia, involves intense, intrusive thoughts about mortality, fear of dying, or fixation on the afterlife. Often driven by anxiety, depression, or grief, it can cause panic attacks and avoidance behaviors. Treatment usually involves therapy (CBT/ERP) to manage these fears.</text:p></text:note-body></text:note></text:span><text:span text:style-name="T245"> can’t be a good thing. </text:span><text:span text:style-name="T246">Hell there’s even a term for it! I did not know that until I googled it.</text:span></text:p>
      <text:p text:style-name="P37"><text:span text:style-name="T246"><text:tab/></text:span><text:span text:style-name="T247">Let’s face it, I am worried about my own mortality. I realize death is just a part of the program, but what happens when we die? I mean is there just a big waiting room in the sky for us where we wait for some kind of afterlife to take hold of us for the remainder of our journey? Some people and religious institutions claim they know what happens to us after we die. But they really don’t know, do they. I mean how can one know what happens unless they go through the pain of death and see what’s on the other side. They can’t </text:span><text:span text:style-name="T248">know for certain. </text:span><text:span text:style-name="T249">My rational mind can’t think beyond this life because </text:span><text:span text:style-name="T29">I</text:span><text:span text:style-name="T249"> haven’t experienced it yet. Until that time comes, I will forever be wondering about death and what comes after </text:span><text:span text:style-name="T250">this life.</text:span></text:p>
      <text:p text:style-name="P37"><text:span text:style-name="T250"><text:tab/></text:span><text:span text:style-name="T251">With our limited minds, we see a beginning, a middle, and an end to life. That’s all there is. There is no continuation after this life. Once it’s over it’s over. You have one chance to live and there’s nothing else that can be done about it. </text:span><text:span text:style-name="T252">I think coming to such a conclusion about life brings about a certain closure to it all. It feels right to me. There doesn’t appear to be any other way of going about it.</text:span></text:p>
      <text:h text:style-name="Heading_20_2" text:outline-level="2"><text:bookmark-start text:name="__RefHeading___Toc3257_4246929340"/><text:soft-page-break/><text:span text:style-name="T252">H</text:span><text:span text:style-name="T42">ave We Not Heard The Chimes At Midnight</text:span><text:span text:style-name="T42"><text:note text:id="ftn30" text:note-class="footnote"><text:note-citation>30</text:note-citation><text:note-body><text:p text:style-name="Footnote">"We have heard the chimes at midnight" is a famous, melancholic line from Shakespeare's Henry IV, Part 2 (Act 3, Scene 2), spoken by Falstaff to Shallow. It symbolizes nostalgia for reckless youth, shared adventures, and the inevitable passage of time.</text:p></text:note-body></text:note></text:span><text:bookmark-end text:name="__RefHeading___Toc3257_4246929340"/></text:h>
      <text:p text:style-name="P38"><text:span text:style-name="T42"><text:tab/></text:span><text:span text:style-name="T253">To reflect back on a past full of life is an amazing accomplishment. </text:span><text:span text:style-name="T254">I for one would like to say I’ve lived an okay life. Sure there have been mistakes, haven’t we all made mistakes from time to time. Perhaps the past isn’t something to look fondly back at.</text:span></text:p>
      <text:p text:style-name="P50"><text:span text:style-name="T309"><text:tab/></text:span><text:span text:style-name="T31">C'est la vie.</text:span><text:span text:style-name="T31"><text:note text:id="ftn31" text:note-class="footnote"><text:note-citation>31</text:note-citation><text:note-body><text:p text:style-name="Footnote">"C'est la vie" (pronounced say la vee) is a common French phrase meaning "that's life" or "such is life," used to express acceptance of unavoidable, often minor, negative situations. It translates literally to "it is the life," signifying "that's how things go" or "it is what it is". </text:p></text:note-body></text:note></text:span></text:p>
      <text:p text:style-name="P38"><text:span text:style-name="T255"><text:tab/>There were simpler times, sure, but those times didn’t last. They only grew to become difficult and with that difficulty comes more stress and worry than I have ever seen before in life. </text:span><text:span text:style-name="T256">No matter the past you lived, the future still comes for you. There’s no excuse for anyone, you can’t live in the past. You can </text:span><text:span text:style-name="T30">remember</text:span><text:span text:style-name="T256"> it, you can </text:span><text:span text:style-name="T30">recall</text:span><text:span text:style-name="T256"> it, but you cannot </text:span><text:span text:style-name="T30">survive</text:span><text:span text:style-name="T256"> in it.</text:span></text:p>
      <text:p text:style-name="P38"><text:span text:style-name="T256"><text:tab/></text:span><text:span text:style-name="T257">Thinking about the past can be an interesting exercise. To remember the times that have long since gone can be full of nostalgia. Memories that do not fade or go away easily. That’s just how this life is from time to time. I do not know how anything can be explained from it. </text:span><text:span text:style-name="T258">Again, that’s just how life is.</text:span></text:p>
      <text:p text:style-name="P38"><text:span text:style-name="T258"><text:tab/></text:span><text:span text:style-name="T259">Maybe the right time to think about the past is when all is said and done. But when will that happen, when will that take place. There’s no way of telling exactly what will happen in this life. </text:span><text:span text:style-name="T41">It remains to be seen</text:span><text:span text:style-name="T41"><text:note text:id="ftn32" text:note-class="footnote"><text:note-citation>32</text:note-citation><text:note-body><text:p text:style-name="Footnote">"It remains to be seen" is an idiom used to indicate that something is currently unknown, uncertain, or not yet decided, with the outcome to be revealed in the future. It suggests that the final result of a situation or action is still pending.</text:p></text:note-body></text:note></text:span><text:span text:style-name="T259"> and that’s all there is to it.</text:span></text:p>
      <text:p text:style-name="P38"><text:span text:style-name="T259"><text:tab/></text:span><text:span text:style-name="T260">We’re not meant to have all the answers in this life. There would be no mystery to any of it if we did. That’s what makes life enjoyable. The excitement of not knowing what’s coming or what’s around the next bend. That’s what makes life worth living. </text:span><text:span text:style-name="T261">We can see where we’ve been and where we are now, but the future remains something we do not know.</text:span></text:p>
      <text:h text:style-name="P55" text:outline-level="3"><text:bookmark-start text:name="__RefHeading___Toc3110_1071567929"/><text:span text:style-name="T261">I</text:span><text:span text:style-name="T42">t Would Have Been Nice</text:span><text:bookmark-end text:name="__RefHeading___Toc3110_1071567929"/></text:h>
      <text:p text:style-name="P60"><text:span text:style-name="T42"><text:tab/>Ah regrets. Those one things that come when you least expect them. There are times when you wish you hadn’t done something. Or wish you could have a do over. A time when you simply wish the past could be changed. But you cannot go back and change the past. It is now set in stone forever immovable. There is no going back, you can only choose to go forward. That’s the law of the universe at large.</text:span></text:p>
      <text:p text:style-name="P60"><text:span text:style-name="T42"><text:tab/></text:span><text:span text:style-name="T262">So what do we do when these thoughts enter our minds? I know I try and make them go away as there’s nothing I am able to do about it. If there was something that could be done, </text:span><text:soft-page-break/><text:span text:style-name="T262">I highly doubt I would do anything about it to begin with. There isn’t a reason to go back and try and change things. The past has made me who I am today. It doesn’t define me, but it does play a role in who I am today. Do I have regrets? Sure do. I think everyone has regrets from time to time. The key is not to dwell on them though.</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9</text:page-number><text:s/>of <text:page-count>22</text:page-count>) <text:date style:data-style-name="N37" text:date-value="2026-03-09T07:55:50.215672468">03/09/26</text:date></text:p>
      </style:footer>
    </style:master-page>
    <style:master-page style:name="First_20_Page" style:display-name="First Page" style:page-layout-name="Mpm2" draw:style-name="Mdp1" style:next-style-name="Standard"/>
    <style:master-page style:name="Endnote"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2" draw:style-name="Mdp1"/>
    <style:master-page style:name="HTML" style:page-layout-name="Mpm7" draw:style-name="Mdp1"/>
    <style:master-page style:name="Footnote" style:page-layout-name="Mpm3"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3-09T07:55:50.119983560</dc:date>
    <meta:editing-duration>P1DT9H8M25S</meta:editing-duration>
    <meta:editing-cycles>330</meta:editing-cycles>
    <meta:generator>LibreOffice/24.2.7.2$Linux_X86_64 LibreOffice_project/420$Build-2</meta:generator>
    <meta:print-date>2023-11-18T19:55:35.459000000</meta:print-date>
    <meta:printed-by>PDF files</meta:printed-by>
    <meta:document-statistic meta:table-count="0" meta:image-count="0" meta:object-count="0" meta:page-count="22" meta:paragraph-count="230" meta:word-count="11088" meta:character-count="58382" meta:non-whitespace-character-count="47407"/>
  </office:meta>
</office:document-meta>
</file>